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15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rnet 1D ST" table:style-name="ta1">
        <table:shapes>
          <draw:frame draw:z-index="0" draw:style-name="gr1" draw:text-style-name="P1" svg:width="468.82pt" svg:height="255.23pt" svg:x="327.66pt" svg:y="76.05pt">
            <loext:p draw:notify-on-update-of-ranges="'Hornet 1D ST'.B5:'Hornet 1D ST'.B8 'Hornet 1D ST'.C4:'Hornet 1D ST'.C4 'Hornet 1D ST'.C5:'Hornet 1D ST'.C8 'Hornet 1D ST'.D4:'Hornet 1D ST'.D4 'Hornet 1D ST'.D5:'Hornet 1D ST'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66.5pt" svg:height="255.23pt" svg:x="434.52pt" svg:y="396.06pt">
            <loext:p draw:notify-on-update-of-ranges="'Hornet 1D ST'.B40:'Hornet 1D ST'.B40 'Hornet 1D ST'.B41:'Hornet 1D ST'.B48 'Hornet 1D ST'.C40:'Hornet 1D ST'.C40 'Hornet 1D ST'.C41:'Hornet 1D ST'.C48 'Hornet 1D ST'.D40:'Hornet 1D ST'.D40 'Hornet 1D ST'.D41:'Hornet 1D ST'.D48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44811" calcext:value-type="float">
            <text:p>44811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37895" calcext:value-type="float">
            <text:p>3789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92439" calcext:value-type="float">
            <text:p>92439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48480" calcext:value-type="float">
            <text:p>48480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S SP 1T</text:p>
          </table:table-cell>
          <table:table-cell office:value-type="float" office:value="44811" calcext:value-type="float">
            <text:p>44811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/>
          <table:table-cell office:value-type="string" calcext:value-type="string">
            <text:p>C SP 1T</text:p>
          </table:table-cell>
          <table:table-cell office:value-type="float" office:value="37895" calcext:value-type="float">
            <text:p>3789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string" calcext:value-type="string">
            <text:p>S DP 1T</text:p>
          </table:table-cell>
          <table:table-cell office:value-type="float" office:value="92439" calcext:value-type="float">
            <text:p>92439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/>
          <table:table-cell office:value-type="string" calcext:value-type="string">
            <text:p>C DP 1T</text:p>
          </table:table-cell>
          <table:table-cell office:value-type="float" office:value="48480" calcext:value-type="float">
            <text:p>48480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/>
          <table:table-cell office:value-type="string" calcext:value-type="string">
            <text:p>S SP 24T</text:p>
          </table:table-cell>
          <table:table-cell office:value-type="float" office:value="13181" calcext:value-type="float">
            <text:p>13181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/>
          <table:table-cell office:value-type="string" calcext:value-type="string">
            <text:p>C SP 24T</text:p>
          </table:table-cell>
          <table:table-cell office:value-type="float" office:value="6610" calcext:value-type="float">
            <text:p>661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/>
          <table:table-cell office:value-type="string" calcext:value-type="string">
            <text:p>S DP 24T</text:p>
          </table:table-cell>
          <table:table-cell office:value-type="float" office:value="26436" calcext:value-type="float">
            <text:p>2643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/>
          <table:table-cell office:value-type="string" calcext:value-type="string">
            <text:p>C DP 24T</text:p>
          </table:table-cell>
          <table:table-cell office:value-type="float" office:value="13168" calcext:value-type="float">
            <text:p>13168</text:p>
          </table:table-cell>
          <table:table-cell office:value-type="float" office:value="3530" calcext:value-type="float">
            <text:p>3530</text:p>
          </table:table-cell>
        </table:table-row>
      </table:table>
      <table:table table:name="Hornet 1D MT" table:style-name="ta1">
        <table:shapes>
          <draw:frame draw:z-index="0" draw:style-name="gr1" draw:text-style-name="P1" svg:width="468.82pt" svg:height="255.23pt" svg:x="327.66pt" svg:y="76.05pt">
            <loext:p draw:notify-on-update-of-ranges="'Hornet 1D MT'.B5:'Hornet 1D MT'.B8 'Hornet 1D MT'.C4:'Hornet 1D MT'.C4 'Hornet 1D MT'.C5:'Hornet 1D MT'.C8 'Hornet 1D MT'.D4:'Hornet 1D MT'.D4 'Hornet 1D MT'.D5:'Hornet 1D MT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3181" calcext:value-type="float">
            <text:p>13181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6610" calcext:value-type="float">
            <text:p>661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26436" calcext:value-type="float">
            <text:p>2643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13168" calcext:value-type="float">
            <text:p>13168</text:p>
          </table:table-cell>
          <table:table-cell office:value-type="float" office:value="3530" calcext:value-type="float">
            <text:p>3530</text:p>
          </table:table-cell>
        </table:table-row>
      </table:table>
      <table:table table:name="Hornet 2D ST" table:style-name="ta1">
        <table:shapes>
          <draw:frame draw:z-index="0" draw:style-name="gr1" draw:text-style-name="P1" svg:width="468.82pt" svg:height="255.23pt" svg:x="327.66pt" svg:y="76.05pt">
            <loext:p draw:notify-on-update-of-ranges="'Hornet 2D ST'.B5:'Hornet 2D ST'.B8 'Hornet 2D ST'.C4:'Hornet 2D ST'.C4 'Hornet 2D ST'.C5:'Hornet 2D ST'.C8 'Hornet 2D ST'.D4:'Hornet 2D ST'.D4 'Hornet 2D ST'.D5:'Hornet 2D ST'.D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45459" calcext:value-type="float">
            <text:p>45459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62781" calcext:value-type="float">
            <text:p>62781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74959" calcext:value-type="float">
            <text:p>74959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68726" calcext:value-type="float">
            <text:p>68726</text:p>
          </table:table-cell>
          <table:table-cell office:value-type="float" office:value="8058" calcext:value-type="float">
            <text:p>8058</text:p>
          </table:table-cell>
        </table:table-row>
      </table:table>
      <table:table table:name="Hornet 2D MT" table:style-name="ta1">
        <table:shapes>
          <draw:frame draw:z-index="0" draw:style-name="gr1" draw:text-style-name="P1" svg:width="468.82pt" svg:height="255.23pt" svg:x="327.66pt" svg:y="76.05pt">
            <loext:p draw:notify-on-update-of-ranges="'Hornet 2D MT'.B5:'Hornet 2D MT'.B8 'Hornet 2D MT'.C4:'Hornet 2D MT'.C4 'Hornet 2D MT'.C5:'Hornet 2D MT'.C8 'Hornet 2D MT'.D4:'Hornet 2D MT'.D4 'Hornet 2D MT'.D5:'Hornet 2D MT'.D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8383" calcext:value-type="float">
            <text:p>8383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4317" calcext:value-type="float">
            <text:p>4317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6821" calcext:value-type="float">
            <text:p>16821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8777" calcext:value-type="float">
            <text:p>8777</text:p>
          </table:table-cell>
          <table:table-cell office:value-type="float" office:value="2456" calcext:value-type="float">
            <text:p>2456</text:p>
          </table:table-cell>
        </table:table-row>
      </table:table>
      <table:table table:name="Hornet 3D ST" table:style-name="ta1">
        <table:shapes>
          <draw:frame draw:z-index="0" draw:style-name="gr1" draw:text-style-name="P1" svg:width="468.82pt" svg:height="255.23pt" svg:x="327.66pt" svg:y="76.05pt">
            <loext:p draw:notify-on-update-of-ranges="'Hornet 3D ST'.B5:'Hornet 3D ST'.B8 'Hornet 3D ST'.C4:'Hornet 3D ST'.C4 'Hornet 3D ST'.C5:'Hornet 3D ST'.C8 'Hornet 3D ST'.D4:'Hornet 3D ST'.D4 'Hornet 3D ST'.D5:'Hornet 3D ST'.D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73075" calcext:value-type="float">
            <text:p>73075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42991" calcext:value-type="float">
            <text:p>142991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15289" calcext:value-type="float">
            <text:p>115289</text:p>
          </table:table-cell>
          <table:table-cell office:value-type="float" office:value="14094" calcext:value-type="float">
            <text:p>14094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152691" calcext:value-type="float">
            <text:p>152691</text:p>
          </table:table-cell>
          <table:table-cell office:value-type="float" office:value="18158" calcext:value-type="float">
            <text:p>18158</text:p>
          </table:table-cell>
        </table:table-row>
      </table:table>
      <table:table table:name="Hornet 3D MT" table:style-name="ta1">
        <table:shapes>
          <draw:frame draw:z-index="0" draw:style-name="gr1" draw:text-style-name="P1" svg:width="468.82pt" svg:height="255.23pt" svg:x="327.66pt" svg:y="76.05pt">
            <loext:p draw:notify-on-update-of-ranges="'Hornet 3D MT'.B5:'Hornet 3D MT'.B8 'Hornet 3D MT'.C4:'Hornet 3D MT'.C4 'Hornet 3D MT'.C5:'Hornet 3D MT'.C8 'Hornet 3D MT'.D4:'Hornet 3D MT'.D4 'Hornet 3D MT'.D5:'Hornet 3D MT'.D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4862" calcext:value-type="float">
            <text:p>14862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1669" calcext:value-type="float">
            <text:p>1166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29626" calcext:value-type="float">
            <text:p>29626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20978" calcext:value-type="float">
            <text:p>20978</text:p>
          </table:table-cell>
          <table:table-cell office:value-type="float" office:value="5891" calcext:value-type="float">
            <text:p>5891</text:p>
          </table:table-cell>
        </table:table-row>
      </table:table>
      <table:table table:name="Odroid-XU3-A15 1D ST" table:style-name="ta1">
        <table:shapes>
          <draw:frame draw:z-index="0" draw:style-name="gr1" draw:text-style-name="P1" svg:width="468.82pt" svg:height="255.23pt" svg:x="349.48pt" svg:y="173.2pt">
            <loext:p draw:notify-on-update-of-ranges="'Odroid-XU3-A15 1D ST'.B5:'Odroid-XU3-A15 1D ST'.B8 'Odroid-XU3-A15 1D ST'.C4:'Odroid-XU3-A15 1D ST'.C4 'Odroid-XU3-A15 1D ST'.C5:'Odroid-XU3-A15 1D ST'.C8 'Odroid-XU3-A15 1D ST'.D4:'Odroid-XU3-A15 1D ST'.D4 'Odroid-XU3-A15 1D ST'.D5:'Odroid-XU3-A15 1D ST'.D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71542" calcext:value-type="float">
            <text:p>71542</text:p>
          </table:table-cell>
          <table:table-cell office:value-type="float" office:value="231.422" calcext:value-type="float">
            <text:p>231.422</text:p>
          </table:table-cell>
          <table:table-cell office:value-type="float" office:value="206.873" calcext:value-type="float">
            <text:p>206.873</text:p>
          </table:table-cell>
          <table:table-cell office:value-type="float" office:value="1.97192" calcext:value-type="float">
            <text:p>1.97192</text:p>
          </table:table-cell>
          <table:table-cell office:value-type="float" office:value="8.61281" calcext:value-type="float">
            <text:p>8.61281</text:p>
          </table:table-cell>
          <table:table-cell office:value-type="float" office:value="13.9642" calcext:value-type="float">
            <text:p>13.9642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57177" calcext:value-type="float">
            <text:p>57177</text:p>
          </table:table-cell>
          <table:table-cell office:value-type="float" office:value="173.287" calcext:value-type="float">
            <text:p>173.287</text:p>
          </table:table-cell>
          <table:table-cell office:value-type="float" office:value="157.26" calcext:value-type="float">
            <text:p>157.26</text:p>
          </table:table-cell>
          <table:table-cell office:value-type="float" office:value="1.41353" calcext:value-type="float">
            <text:p>1.41353</text:p>
          </table:table-cell>
          <table:table-cell office:value-type="float" office:value="6.21513" calcext:value-type="float">
            <text:p>6.21513</text:p>
          </table:table-cell>
          <table:table-cell office:value-type="float" office:value="8.39842" calcext:value-type="float">
            <text:p>8.39842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11028" calcext:value-type="float">
            <text:p>111028</text:p>
          </table:table-cell>
          <table:table-cell office:value-type="float" office:value="319.097" calcext:value-type="float">
            <text:p>319.097</text:p>
          </table:table-cell>
          <table:table-cell office:value-type="float" office:value="281.428" calcext:value-type="float">
            <text:p>281.428</text:p>
          </table:table-cell>
          <table:table-cell office:value-type="float" office:value="2.73189" calcext:value-type="float">
            <text:p>2.73189</text:p>
          </table:table-cell>
          <table:table-cell office:value-type="float" office:value="11.164" calcext:value-type="float">
            <text:p>11.164</text:p>
          </table:table-cell>
          <table:table-cell office:value-type="float" office:value="23.7735" calcext:value-type="float">
            <text:p>23.7735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68092" calcext:value-type="float">
            <text:p>68092</text:p>
          </table:table-cell>
          <table:table-cell office:value-type="float" office:value="211.428" calcext:value-type="float">
            <text:p>211.428</text:p>
          </table:table-cell>
          <table:table-cell office:value-type="float" office:value="188.767" calcext:value-type="float">
            <text:p>188.767</text:p>
          </table:table-cell>
          <table:table-cell office:value-type="float" office:value="1.82194" calcext:value-type="float">
            <text:p>1.82194</text:p>
          </table:table-cell>
          <table:table-cell office:value-type="float" office:value="7.27911" calcext:value-type="float">
            <text:p>7.27911</text:p>
          </table:table-cell>
          <table:table-cell office:value-type="float" office:value="13.5606" calcext:value-type="float">
            <text:p>13.5606</text:p>
          </table:table-cell>
        </table:table-row>
      </table:table>
      <table:table table:name="Odroid-XU3-A15 1D MT" table:style-name="ta1">
        <table:shapes>
          <draw:frame draw:z-index="0" draw:style-name="gr1" draw:text-style-name="P1" svg:width="468.82pt" svg:height="255.23pt" svg:x="326.89pt" svg:y="150.58pt">
            <loext:p draw:notify-on-update-of-ranges="'Odroid-XU3-A15 1D MT'.B5:'Odroid-XU3-A15 1D MT'.B8 'Odroid-XU3-A15 1D MT'.C4:'Odroid-XU3-A15 1D MT'.C4 'Odroid-XU3-A15 1D MT'.C5:'Odroid-XU3-A15 1D MT'.C8 'Odroid-XU3-A15 1D MT'.D4:'Odroid-XU3-A15 1D MT'.D4 'Odroid-XU3-A15 1D MT'.D5:'Odroid-XU3-A15 1D MT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58584" calcext:value-type="float">
            <text:p>58584</text:p>
          </table:table-cell>
          <table:table-cell office:value-type="float" office:value="364.171" calcext:value-type="float">
            <text:p>364.171</text:p>
          </table:table-cell>
          <table:table-cell office:value-type="float" office:value="336.115" calcext:value-type="float">
            <text:p>336.115</text:p>
          </table:table-cell>
          <table:table-cell office:value-type="float" office:value="2.03953" calcext:value-type="float">
            <text:p>2.03953</text:p>
          </table:table-cell>
          <table:table-cell office:value-type="float" office:value="8.15919" calcext:value-type="float">
            <text:p>8.15919</text:p>
          </table:table-cell>
          <table:table-cell office:value-type="float" office:value="17.8566" calcext:value-type="float">
            <text:p>17.8566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29003" calcext:value-type="float">
            <text:p>29003</text:p>
          </table:table-cell>
          <table:table-cell office:value-type="float" office:value="176.507" calcext:value-type="float">
            <text:p>176.507</text:p>
          </table:table-cell>
          <table:table-cell office:value-type="float" office:value="163.07" calcext:value-type="float">
            <text:p>163.07</text:p>
          </table:table-cell>
          <table:table-cell office:value-type="float" office:value="1.05" calcext:value-type="float">
            <text:p>1.05</text:p>
          </table:table-cell>
          <table:table-cell office:value-type="float" office:value="3.94009" calcext:value-type="float">
            <text:p>3.94009</text:p>
          </table:table-cell>
          <table:table-cell office:value-type="float" office:value="8.44676" calcext:value-type="float">
            <text:p>8.44676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22651" calcext:value-type="float">
            <text:p>122651</text:p>
          </table:table-cell>
          <table:table-cell office:value-type="float" office:value="706.626" calcext:value-type="float">
            <text:p>706.626</text:p>
          </table:table-cell>
          <table:table-cell office:value-type="float" office:value="646.775" calcext:value-type="float">
            <text:p>646.775</text:p>
          </table:table-cell>
          <table:table-cell office:value-type="float" office:value="4.33661" calcext:value-type="float">
            <text:p>4.33661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37.7774" calcext:value-type="float">
            <text:p>37.7774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60969" calcext:value-type="float">
            <text:p>60969</text:p>
          </table:table-cell>
          <table:table-cell office:value-type="float" office:value="320.782" calcext:value-type="float">
            <text:p>320.782</text:p>
          </table:table-cell>
          <table:table-cell office:value-type="float" office:value="292.092" calcext:value-type="float">
            <text:p>292.092</text:p>
          </table:table-cell>
          <table:table-cell office:value-type="float" office:value="2.10893" calcext:value-type="float">
            <text:p>2.10893</text:p>
          </table:table-cell>
          <table:table-cell office:value-type="float" office:value="8.35546" calcext:value-type="float">
            <text:p>8.35546</text:p>
          </table:table-cell>
          <table:table-cell office:value-type="float" office:value="18.2261" calcext:value-type="float">
            <text:p>18.2261</text:p>
          </table:table-cell>
        </table:table-row>
      </table:table>
      <table:table table:name="Odroid-XU3-A15 2D ST" table:style-name="ta1">
        <table:shapes>
          <draw:frame draw:z-index="0" draw:style-name="gr1" draw:text-style-name="P1" svg:width="468.82pt" svg:height="255.23pt" svg:x="364.31pt" svg:y="274.82pt">
            <loext:p draw:notify-on-update-of-ranges="'Odroid-XU3-A15 1D ST'.B5:'Odroid-XU3-A15 1D ST'.B8 'Odroid-XU3-A15 1D ST'.C4:'Odroid-XU3-A15 1D ST'.C4 'Odroid-XU3-A15 1D ST'.C5:'Odroid-XU3-A15 1D ST'.C8 'Odroid-XU3-A15 1D ST'.D4:'Odroid-XU3-A15 1D ST'.D4 'Odroid-XU3-A15 1D ST'.D5:'Odroid-XU3-A15 1D ST'.D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61630" calcext:value-type="float">
            <text:p>61630</text:p>
          </table:table-cell>
          <table:table-cell office:value-type="float" office:value="141.649" calcext:value-type="float">
            <text:p>141.649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.30825" calcext:value-type="float">
            <text:p>1.30825</text:p>
          </table:table-cell>
          <table:table-cell office:value-type="float" office:value="6.42536" calcext:value-type="float">
            <text:p>6.42536</text:p>
          </table:table-cell>
          <table:table-cell office:value-type="float" office:value="5.43649" calcext:value-type="float">
            <text:p>5.43649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38569" calcext:value-type="float">
            <text:p>38569</text:p>
          </table:table-cell>
          <table:table-cell office:value-type="float" office:value="102.647" calcext:value-type="float">
            <text:p>102.647</text:p>
          </table:table-cell>
          <table:table-cell office:value-type="float" office:value="94.7779" calcext:value-type="float">
            <text:p>94.7779</text:p>
          </table:table-cell>
          <table:table-cell office:value-type="float" office:value="0.774238" calcext:value-type="float">
            <text:p>0.774238</text:p>
          </table:table-cell>
          <table:table-cell office:value-type="float" office:value="3.81593" calcext:value-type="float">
            <text:p>3.81593</text:p>
          </table:table-cell>
          <table:table-cell office:value-type="float" office:value="3.27868" calcext:value-type="float">
            <text:p>3.27868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82569" calcext:value-type="float">
            <text:p>82569</text:p>
          </table:table-cell>
          <table:table-cell office:value-type="float" office:value="183.42" calcext:value-type="float">
            <text:p>183.42</text:p>
          </table:table-cell>
          <table:table-cell office:value-type="float" office:value="163.668" calcext:value-type="float">
            <text:p>163.668</text:p>
          </table:table-cell>
          <table:table-cell office:value-type="float" office:value="1.83501" calcext:value-type="float">
            <text:p>1.83501</text:p>
          </table:table-cell>
          <table:table-cell office:value-type="float" office:value="8.16428" calcext:value-type="float">
            <text:p>8.16428</text:p>
          </table:table-cell>
          <table:table-cell office:value-type="float" office:value="9.75291" calcext:value-type="float">
            <text:p>9.75291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57166" calcext:value-type="float">
            <text:p>57166</text:p>
          </table:table-cell>
          <table:table-cell office:value-type="float" office:value="147.521" calcext:value-type="float">
            <text:p>147.521</text:p>
          </table:table-cell>
          <table:table-cell office:value-type="float" office:value="134.426" calcext:value-type="float">
            <text:p>134.426</text:p>
          </table:table-cell>
          <table:table-cell office:value-type="float" office:value="1.19545" calcext:value-type="float">
            <text:p>1.19545</text:p>
          </table:table-cell>
          <table:table-cell office:value-type="float" office:value="5.58796" calcext:value-type="float">
            <text:p>5.58796</text:p>
          </table:table-cell>
          <table:table-cell office:value-type="float" office:value="6.31153" calcext:value-type="float">
            <text:p>6.31153</text:p>
          </table:table-cell>
        </table:table-row>
      </table:table>
      <table:table table:name="Odroid-XU3-A15 2D MT" table:style-name="ta1">
        <table:shapes>
          <draw:frame draw:z-index="0" draw:style-name="gr1" draw:text-style-name="P1" svg:width="468.82pt" svg:height="255.23pt" svg:x="338.57pt" svg:y="161.89pt">
            <loext:p draw:notify-on-update-of-ranges="'Odroid-XU3-A15 2D MT'.B5:'Odroid-XU3-A15 2D MT'.B8 'Odroid-XU3-A15 2D MT'.C4:'Odroid-XU3-A15 2D MT'.C4 'Odroid-XU3-A15 2D MT'.C5:'Odroid-XU3-A15 2D MT'.C8 'Odroid-XU3-A15 2D MT'.D4:'Odroid-XU3-A15 2D MT'.D4 'Odroid-XU3-A15 2D MT'.D5:'Odroid-XU3-A15 2D MT'.D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7402" calcext:value-type="float">
            <text:p>17402</text:p>
          </table:table-cell>
          <table:table-cell office:value-type="float" office:value="103.182" calcext:value-type="float">
            <text:p>103.182</text:p>
          </table:table-cell>
          <table:table-cell office:value-type="float" office:value="96.0048" calcext:value-type="float">
            <text:p>96.0048</text:p>
          </table:table-cell>
          <table:table-cell office:value-type="float" office:value="0.641925" calcext:value-type="float">
            <text:p>0.641925</text:p>
          </table:table-cell>
          <table:table-cell office:value-type="float" office:value="2.43241" calcext:value-type="float">
            <text:p>2.43241</text:p>
          </table:table-cell>
          <table:table-cell office:value-type="float" office:value="4.10264" calcext:value-type="float">
            <text:p>4.10264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1948" calcext:value-type="float">
            <text:p>11948</text:p>
          </table:table-cell>
          <table:table-cell office:value-type="float" office:value="69.0833" calcext:value-type="float">
            <text:p>69.0833</text:p>
          </table:table-cell>
          <table:table-cell office:value-type="float" office:value="63.337" calcext:value-type="float">
            <text:p>63.337</text:p>
          </table:table-cell>
          <table:table-cell office:value-type="float" office:value="1.49919" calcext:value-type="float">
            <text:p>1.49919</text:p>
          </table:table-cell>
          <table:table-cell office:value-type="float" office:value="1.90682" calcext:value-type="float">
            <text:p>1.90682</text:p>
          </table:table-cell>
          <table:table-cell office:value-type="float" office:value="2.34028" calcext:value-type="float">
            <text:p>2.34028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34370" calcext:value-type="float">
            <text:p>34370</text:p>
          </table:table-cell>
          <table:table-cell office:value-type="float" office:value="200.945" calcext:value-type="float">
            <text:p>200.945</text:p>
          </table:table-cell>
          <table:table-cell office:value-type="float" office:value="184.02" calcext:value-type="float">
            <text:p>184.02</text:p>
          </table:table-cell>
          <table:table-cell office:value-type="float" office:value="1.3641" calcext:value-type="float">
            <text:p>1.3641</text:p>
          </table:table-cell>
          <table:table-cell office:value-type="float" office:value="5.48441" calcext:value-type="float">
            <text:p>5.48441</text:p>
          </table:table-cell>
          <table:table-cell office:value-type="float" office:value="10.0767" calcext:value-type="float">
            <text:p>10.0767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26142" calcext:value-type="float">
            <text:p>26142</text:p>
          </table:table-cell>
          <table:table-cell office:value-type="float" office:value="160.325" calcext:value-type="float">
            <text:p>160.325</text:p>
          </table:table-cell>
          <table:table-cell office:value-type="float" office:value="147.484" calcext:value-type="float">
            <text:p>147.484</text:p>
          </table:table-cell>
          <table:table-cell office:value-type="float" office:value="1.40225" calcext:value-type="float">
            <text:p>1.40225</text:p>
          </table:table-cell>
          <table:table-cell office:value-type="float" office:value="4.24178" calcext:value-type="float">
            <text:p>4.24178</text:p>
          </table:table-cell>
          <table:table-cell office:value-type="float" office:value="7.1974" calcext:value-type="float">
            <text:p>7.1974</text:p>
          </table:table-cell>
        </table:table-row>
      </table:table>
      <table:table table:name="Odroid-XU3-A15 3D ST" table:style-name="ta1">
        <table:shapes>
          <draw:frame draw:z-index="0" draw:style-name="gr1" draw:text-style-name="P1" svg:width="468.82pt" svg:height="255.23pt" svg:x="351.04pt" svg:y="239.44pt">
            <loext:p draw:notify-on-update-of-ranges="'Odroid-XU3-A15 1D ST'.B5:'Odroid-XU3-A15 1D ST'.B8 'Odroid-XU3-A15 1D ST'.C4:'Odroid-XU3-A15 1D ST'.C4 'Odroid-XU3-A15 1D ST'.C5:'Odroid-XU3-A15 1D ST'.C8 'Odroid-XU3-A15 1D ST'.D4:'Odroid-XU3-A15 1D ST'.D4 'Odroid-XU3-A15 1D ST'.D5:'Odroid-XU3-A15 1D ST'.D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26762" calcext:value-type="float">
            <text:p>26762</text:p>
          </table:table-cell>
          <table:table-cell office:value-type="float" office:value="86.0333" calcext:value-type="float">
            <text:p>86.0333</text:p>
          </table:table-cell>
          <table:table-cell office:value-type="float" office:value="77.4209" calcext:value-type="float">
            <text:p>77.4209</text:p>
          </table:table-cell>
          <table:table-cell office:value-type="float" office:value="0.712492" calcext:value-type="float">
            <text:p>0.712492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4.65405" calcext:value-type="float">
            <text:p>4.65405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33770" calcext:value-type="float">
            <text:p>33770</text:p>
          </table:table-cell>
          <table:table-cell office:value-type="float" office:value="113.104" calcext:value-type="float">
            <text:p>113.104</text:p>
          </table:table-cell>
          <table:table-cell office:value-type="float" office:value="103.168" calcext:value-type="float">
            <text:p>103.168</text:p>
          </table:table-cell>
          <table:table-cell office:value-type="float" office:value="0.84927" calcext:value-type="float">
            <text:p>0.84927</text:p>
          </table:table-cell>
          <table:table-cell office:value-type="float" office:value="3.94453" calcext:value-type="float">
            <text:p>3.94453</text:p>
          </table:table-cell>
          <table:table-cell office:value-type="float" office:value="5.14199" calcext:value-type="float">
            <text:p>5.14199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49502" calcext:value-type="float">
            <text:p>49502</text:p>
          </table:table-cell>
          <table:table-cell office:value-type="float" office:value="137.752" calcext:value-type="float">
            <text:p>137.752</text:p>
          </table:table-cell>
          <table:table-cell office:value-type="float" office:value="121.429" calcext:value-type="float">
            <text:p>121.429</text:p>
          </table:table-cell>
          <table:table-cell office:value-type="float" office:value="1.15571" calcext:value-type="float">
            <text:p>1.15571</text:p>
          </table:table-cell>
          <table:table-cell office:value-type="float" office:value="5.21461" calcext:value-type="float">
            <text:p>5.21461</text:p>
          </table:table-cell>
          <table:table-cell office:value-type="float" office:value="9.9518" calcext:value-type="float">
            <text:p>9.9518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72680" calcext:value-type="float">
            <text:p>72680</text:p>
          </table:table-cell>
          <table:table-cell office:value-type="float" office:value="209.916" calcext:value-type="float">
            <text:p>209.916</text:p>
          </table:table-cell>
          <table:table-cell office:value-type="float" office:value="189.653" calcext:value-type="float">
            <text:p>189.653</text:p>
          </table:table-cell>
          <table:table-cell office:value-type="float" office:value="1.58639" calcext:value-type="float">
            <text:p>1.58639</text:p>
          </table:table-cell>
          <table:table-cell office:value-type="float" office:value="7.36819" calcext:value-type="float">
            <text:p>7.36819</text:p>
          </table:table-cell>
          <table:table-cell office:value-type="float" office:value="11.3083" calcext:value-type="float">
            <text:p>11.3083</text:p>
          </table:table-cell>
        </table:table-row>
      </table:table>
      <table:table table:name="Odroid-XU3-A15 3D MT" table:style-name="ta1">
        <table:shapes>
          <draw:frame draw:z-index="0" draw:style-name="gr1" draw:text-style-name="P1" svg:width="468.82pt" svg:height="255.23pt" svg:x="369.78pt" svg:y="161.89pt">
            <loext:p draw:notify-on-update-of-ranges="'Odroid-XU3-A15 3D MT'.B5:'Odroid-XU3-A15 3D MT'.B8 'Odroid-XU3-A15 3D MT'.C4:'Odroid-XU3-A15 3D MT'.C4 'Odroid-XU3-A15 3D MT'.C5:'Odroid-XU3-A15 3D MT'.C8 'Odroid-XU3-A15 3D MT'.D4:'Odroid-XU3-A15 3D MT'.D4 'Odroid-XU3-A15 3D MT'.D5:'Odroid-XU3-A15 3D MT'.D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6489" calcext:value-type="float">
            <text:p>16489</text:p>
          </table:table-cell>
          <table:table-cell office:value-type="float" office:value="101.782" calcext:value-type="float">
            <text:p>101.782</text:p>
          </table:table-cell>
          <table:table-cell office:value-type="float" office:value="93.2034" calcext:value-type="float">
            <text:p>93.2034</text:p>
          </table:table-cell>
          <table:table-cell office:value-type="float" office:value="0.764956" calcext:value-type="float">
            <text:p>0.764956</text:p>
          </table:table-cell>
          <table:table-cell office:value-type="float" office:value="2.34106" calcext:value-type="float">
            <text:p>2.34106</text:p>
          </table:table-cell>
          <table:table-cell office:value-type="float" office:value="5.47308" calcext:value-type="float">
            <text:p>5.47308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21873" calcext:value-type="float">
            <text:p>21873</text:p>
          </table:table-cell>
          <table:table-cell office:value-type="float" office:value="83.6083" calcext:value-type="float">
            <text:p>83.6083</text:p>
          </table:table-cell>
          <table:table-cell office:value-type="float" office:value="74.5162" calcext:value-type="float">
            <text:p>74.5162</text:p>
          </table:table-cell>
          <table:table-cell office:value-type="float" office:value="1.41429" calcext:value-type="float">
            <text:p>1.41429</text:p>
          </table:table-cell>
          <table:table-cell office:value-type="float" office:value="3.16469" calcext:value-type="float">
            <text:p>3.16469</text:p>
          </table:table-cell>
          <table:table-cell office:value-type="float" office:value="4.51311" calcext:value-type="float">
            <text:p>4.51311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33241" calcext:value-type="float">
            <text:p>33241</text:p>
          </table:table-cell>
          <table:table-cell office:value-type="float" office:value="184.602" calcext:value-type="float">
            <text:p>184.602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1.14057" calcext:value-type="float">
            <text:p>1.14057</text:p>
          </table:table-cell>
          <table:table-cell office:value-type="float" office:value="4.74769" calcext:value-type="float">
            <text:p>4.74769</text:p>
          </table:table-cell>
          <table:table-cell office:value-type="float" office:value="11.1577" calcext:value-type="float">
            <text:p>11.1577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29993" calcext:value-type="float">
            <text:p>29993</text:p>
          </table:table-cell>
          <table:table-cell office:value-type="float" office:value="186.425" calcext:value-type="float">
            <text:p>186.425</text:p>
          </table:table-cell>
          <table:table-cell office:value-type="float" office:value="171.136" calcext:value-type="float">
            <text:p>171.136</text:p>
          </table:table-cell>
          <table:table-cell office:value-type="float" office:value="1.74409" calcext:value-type="float">
            <text:p>1.74409</text:p>
          </table:table-cell>
          <table:table-cell office:value-type="float" office:value="4.76342" calcext:value-type="float">
            <text:p>4.76342</text:p>
          </table:table-cell>
          <table:table-cell office:value-type="float" office:value="8.78189" calcext:value-type="float">
            <text:p>8.78189</text:p>
          </table:table-cell>
        </table:table-row>
      </table:table>
      <table:table table:name="Odroid-XU3-A7 1D ST" table:style-name="ta1">
        <table:shapes>
          <draw:frame draw:z-index="0" draw:style-name="gr1" draw:text-style-name="P1" svg:width="468.82pt" svg:height="255.23pt" svg:x="349.48pt" svg:y="173.2pt">
            <loext:p draw:notify-on-update-of-ranges="'Odroid-XU3-A7 1D ST'.B5:'Odroid-XU3-A7 1D ST'.B8 'Odroid-XU3-A7 1D ST'.C4:'Odroid-XU3-A7 1D ST'.C4 'Odroid-XU3-A7 1D ST'.C5:'Odroid-XU3-A7 1D ST'.C8 'Odroid-XU3-A7 1D ST'.D4:'Odroid-XU3-A7 1D ST'.D4 'Odroid-XU3-A7 1D ST'.D5:'Odroid-XU3-A7 1D ST'.D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600571" calcext:value-type="float">
            <text:p>600571</text:p>
          </table:table-cell>
          <table:table-cell office:value-type="float" office:value="313.346" calcext:value-type="float">
            <text:p>313.346</text:p>
          </table:table-cell>
          <table:table-cell office:value-type="float" office:value="57.2562" calcext:value-type="float">
            <text:p>57.2562</text:p>
          </table:table-cell>
          <table:table-cell office:value-type="float" office:value="144.927" calcext:value-type="float">
            <text:p>144.927</text:p>
          </table:table-cell>
          <table:table-cell office:value-type="float" office:value="57.2891" calcext:value-type="float">
            <text:p>57.2891</text:p>
          </table:table-cell>
          <table:table-cell office:value-type="float" office:value="53.8735" calcext:value-type="float">
            <text:p>53.8735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355338" calcext:value-type="float">
            <text:p>355338</text:p>
          </table:table-cell>
          <table:table-cell office:value-type="float" office:value="191.238" calcext:value-type="float">
            <text:p>191.238</text:p>
          </table:table-cell>
          <table:table-cell office:value-type="float" office:value="36.5458" calcext:value-type="float">
            <text:p>36.5458</text:p>
          </table:table-cell>
          <table:table-cell office:value-type="float" office:value="88.5422" calcext:value-type="float">
            <text:p>88.5422</text:p>
          </table:table-cell>
          <table:table-cell office:value-type="float" office:value="36.5483" calcext:value-type="float">
            <text:p>36.5483</text:p>
          </table:table-cell>
          <table:table-cell office:value-type="float" office:value="29.6022" calcext:value-type="float">
            <text:p>29.6022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031761" calcext:value-type="float">
            <text:p>1031761</text:p>
          </table:table-cell>
          <table:table-cell office:value-type="float" office:value="705.469" calcext:value-type="float">
            <text:p>705.469</text:p>
          </table:table-cell>
          <table:table-cell office:value-type="float" office:value="263.876" calcext:value-type="float">
            <text:p>263.876</text:p>
          </table:table-cell>
          <table:table-cell office:value-type="float" office:value="245.437" calcext:value-type="float">
            <text:p>245.437</text:p>
          </table:table-cell>
          <table:table-cell office:value-type="float" office:value="105.503" calcext:value-type="float">
            <text:p>105.503</text:p>
          </table:table-cell>
          <table:table-cell office:value-type="float" office:value="90.6533" calcext:value-type="float">
            <text:p>90.6533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608536" calcext:value-type="float">
            <text:p>608536</text:p>
          </table:table-cell>
          <table:table-cell office:value-type="float" office:value="327.145" calcext:value-type="float">
            <text:p>327.145</text:p>
          </table:table-cell>
          <table:table-cell office:value-type="float" office:value="64.7975" calcext:value-type="float">
            <text:p>64.7975</text:p>
          </table:table-cell>
          <table:table-cell office:value-type="float" office:value="145.078" calcext:value-type="float">
            <text:p>145.078</text:p>
          </table:table-cell>
          <table:table-cell office:value-type="float" office:value="63.3466" calcext:value-type="float">
            <text:p>63.3466</text:p>
          </table:table-cell>
          <table:table-cell office:value-type="float" office:value="53.9224" calcext:value-type="float">
            <text:p>53.9224</text:p>
          </table:table-cell>
        </table:table-row>
      </table:table>
      <table:table table:name="Odroid-XU3-A7 1D MT" table:style-name="ta1">
        <table:shapes>
          <draw:frame draw:z-index="0" draw:style-name="gr1" draw:text-style-name="P1" svg:width="468.82pt" svg:height="255.23pt" svg:x="326.89pt" svg:y="150.58pt">
            <loext:p draw:notify-on-update-of-ranges="'Odroid-XU3-A7 1D MT'.B5:'Odroid-XU3-A7 1D MT'.B8 'Odroid-XU3-A7 1D MT'.C4:'Odroid-XU3-A7 1D MT'.C4 'Odroid-XU3-A7 1D MT'.C5:'Odroid-XU3-A7 1D MT'.C8 'Odroid-XU3-A7 1D MT'.D4:'Odroid-XU3-A7 1D MT'.D4 'Odroid-XU3-A7 1D MT'.D5:'Odroid-XU3-A7 1D MT'.D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64220" calcext:value-type="float">
            <text:p>164220</text:p>
          </table:table-cell>
          <table:table-cell office:value-type="float" office:value="141.803" calcext:value-type="float">
            <text:p>141.803</text:p>
          </table:table-cell>
          <table:table-cell office:value-type="float" office:value="16.9825" calcext:value-type="float">
            <text:p>16.9825</text:p>
          </table:table-cell>
          <table:table-cell office:value-type="float" office:value="76.1167" calcext:value-type="float">
            <text:p>76.1167</text:p>
          </table:table-cell>
          <table:table-cell office:value-type="float" office:value="15.992" calcext:value-type="float">
            <text:p>15.992</text:p>
          </table:table-cell>
          <table:table-cell office:value-type="float" office:value="32.7121" calcext:value-type="float">
            <text:p>32.7121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08807" calcext:value-type="float">
            <text:p>108807</text:p>
          </table:table-cell>
          <table:table-cell office:value-type="float" office:value="92.7566" calcext:value-type="float">
            <text:p>92.7566</text:p>
          </table:table-cell>
          <table:table-cell office:value-type="float" office:value="11.8137" calcext:value-type="float">
            <text:p>11.8137</text:p>
          </table:table-cell>
          <table:table-cell office:value-type="float" office:value="51.3582" calcext:value-type="float">
            <text:p>51.3582</text:p>
          </table:table-cell>
          <table:table-cell office:value-type="float" office:value="11.2474" calcext:value-type="float">
            <text:p>11.2474</text:p>
          </table:table-cell>
          <table:table-cell office:value-type="float" office:value="18.3373" calcext:value-type="float">
            <text:p>18.3373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325744" calcext:value-type="float">
            <text:p>325744</text:p>
          </table:table-cell>
          <table:table-cell office:value-type="float" office:value="265.612" calcext:value-type="float">
            <text:p>265.612</text:p>
          </table:table-cell>
          <table:table-cell office:value-type="float" office:value="38.1254" calcext:value-type="float">
            <text:p>38.1254</text:p>
          </table:table-cell>
          <table:table-cell office:value-type="float" office:value="134.058" calcext:value-type="float">
            <text:p>134.058</text:p>
          </table:table-cell>
          <table:table-cell office:value-type="float" office:value="35.5319" calcext:value-type="float">
            <text:p>35.5319</text:p>
          </table:table-cell>
          <table:table-cell office:value-type="float" office:value="57.8964" calcext:value-type="float">
            <text:p>57.8964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178018" calcext:value-type="float">
            <text:p>178018</text:p>
          </table:table-cell>
          <table:table-cell office:value-type="float" office:value="149.854" calcext:value-type="float">
            <text:p>149.854</text:p>
          </table:table-cell>
          <table:table-cell office:value-type="float" office:value="21.331" calcext:value-type="float">
            <text:p>21.331</text:p>
          </table:table-cell>
          <table:table-cell office:value-type="float" office:value="76.1655" calcext:value-type="float">
            <text:p>76.1655</text:p>
          </table:table-cell>
          <table:table-cell office:value-type="float" office:value="20.1176" calcext:value-type="float">
            <text:p>20.1176</text:p>
          </table:table-cell>
          <table:table-cell office:value-type="float" office:value="32.2395" calcext:value-type="float">
            <text:p>32.2395</text:p>
          </table:table-cell>
        </table:table-row>
      </table:table>
      <table:table table:name="Odroid-XU3-A7 2D ST" table:style-name="ta1">
        <table:shapes>
          <draw:frame draw:z-index="0" draw:style-name="gr1" draw:text-style-name="P1" svg:width="468.82pt" svg:height="255.23pt" svg:x="364.31pt" svg:y="274.82pt">
            <loext:p draw:notify-on-update-of-ranges="'Odroid-XU3-A15 1D ST'.B5:'Odroid-XU3-A15 1D ST'.B8 'Odroid-XU3-A15 1D ST'.C4:'Odroid-XU3-A15 1D ST'.C4 'Odroid-XU3-A15 1D ST'.C5:'Odroid-XU3-A15 1D ST'.C8 'Odroid-XU3-A15 1D ST'.D4:'Odroid-XU3-A15 1D ST'.D4 'Odroid-XU3-A15 1D ST'.D5:'Odroid-XU3-A15 1D ST'.D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75670" calcext:value-type="float">
            <text:p>175670</text:p>
          </table:table-cell>
          <table:table-cell office:value-type="float" office:value="90.3871" calcext:value-type="float">
            <text:p>90.3871</text:p>
          </table:table-cell>
          <table:table-cell office:value-type="float" office:value="16.7381" calcext:value-type="float">
            <text:p>16.7381</text:p>
          </table:table-cell>
          <table:table-cell office:value-type="float" office:value="43.1306" calcext:value-type="float">
            <text:p>43.1306</text:p>
          </table:table-cell>
          <table:table-cell office:value-type="float" office:value="16.7388" calcext:value-type="float">
            <text:p>16.7388</text:p>
          </table:table-cell>
          <table:table-cell office:value-type="float" office:value="13.7795" calcext:value-type="float">
            <text:p>13.7795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27217" calcext:value-type="float">
            <text:p>127217</text:p>
          </table:table-cell>
          <table:table-cell office:value-type="float" office:value="68.6137" calcext:value-type="float">
            <text:p>68.6137</text:p>
          </table:table-cell>
          <table:table-cell office:value-type="float" office:value="13.7171" calcext:value-type="float">
            <text:p>13.7171</text:p>
          </table:table-cell>
          <table:table-cell office:value-type="float" office:value="32.9448" calcext:value-type="float">
            <text:p>32.9448</text:p>
          </table:table-cell>
          <table:table-cell office:value-type="float" office:value="12.6182" calcext:value-type="float">
            <text:p>12.6182</text:p>
          </table:table-cell>
          <table:table-cell office:value-type="float" office:value="9.33364" calcext:value-type="float">
            <text:p>9.33364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339680" calcext:value-type="float">
            <text:p>339680</text:p>
          </table:table-cell>
          <table:table-cell office:value-type="float" office:value="173.957" calcext:value-type="float">
            <text:p>173.957</text:p>
          </table:table-cell>
          <table:table-cell office:value-type="float" office:value="35.7081" calcext:value-type="float">
            <text:p>35.7081</text:p>
          </table:table-cell>
          <table:table-cell office:value-type="float" office:value="78.7917" calcext:value-type="float">
            <text:p>78.7917</text:p>
          </table:table-cell>
          <table:table-cell office:value-type="float" office:value="34.6958" calcext:value-type="float">
            <text:p>34.6958</text:p>
          </table:table-cell>
          <table:table-cell office:value-type="float" office:value="24.7618" calcext:value-type="float">
            <text:p>24.7618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269188" calcext:value-type="float">
            <text:p>269188</text:p>
          </table:table-cell>
          <table:table-cell office:value-type="float" office:value="143.071" calcext:value-type="float">
            <text:p>143.071</text:p>
          </table:table-cell>
          <table:table-cell office:value-type="float" office:value="28.3912" calcext:value-type="float">
            <text:p>28.3912</text:p>
          </table:table-cell>
          <table:table-cell office:value-type="float" office:value="64.6981" calcext:value-type="float">
            <text:p>64.6981</text:p>
          </table:table-cell>
          <table:table-cell office:value-type="float" office:value="28.1956" calcext:value-type="float">
            <text:p>28.1956</text:p>
          </table:table-cell>
          <table:table-cell office:value-type="float" office:value="21.7859" calcext:value-type="float">
            <text:p>21.7859</text:p>
          </table:table-cell>
        </table:table-row>
      </table:table>
      <table:table table:name="Odroid-XU3-A7 2D MT" table:style-name="ta1">
        <table:shapes>
          <draw:frame draw:z-index="0" draw:style-name="gr1" draw:text-style-name="P1" svg:width="468.82pt" svg:height="255.23pt" svg:x="338.57pt" svg:y="161.89pt">
            <loext:p draw:notify-on-update-of-ranges="'Odroid-XU3-A7 2D MT'.B5:'Odroid-XU3-A7 2D MT'.B8 'Odroid-XU3-A7 2D MT'.C4:'Odroid-XU3-A7 2D MT'.C4 'Odroid-XU3-A7 2D MT'.C5:'Odroid-XU3-A7 2D MT'.C8 'Odroid-XU3-A7 2D MT'.D4:'Odroid-XU3-A7 2D MT'.D4 'Odroid-XU3-A7 2D MT'.D5:'Odroid-XU3-A7 2D MT'.D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57856" calcext:value-type="float">
            <text:p>57856</text:p>
          </table:table-cell>
          <table:table-cell office:value-type="float" office:value="49.3849" calcext:value-type="float">
            <text:p>49.3849</text:p>
          </table:table-cell>
          <table:table-cell office:value-type="float" office:value="6.41552" calcext:value-type="float">
            <text:p>6.41552</text:p>
          </table:table-cell>
          <table:table-cell office:value-type="float" office:value="27.1612" calcext:value-type="float">
            <text:p>27.1612</text:p>
          </table:table-cell>
          <table:table-cell office:value-type="float" office:value="5.97137" calcext:value-type="float">
            <text:p>5.97137</text:p>
          </table:table-cell>
          <table:table-cell office:value-type="float" office:value="9.83688" calcext:value-type="float">
            <text:p>9.83688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50904" calcext:value-type="float">
            <text:p>50904</text:p>
          </table:table-cell>
          <table:table-cell office:value-type="float" office:value="41.7332" calcext:value-type="float">
            <text:p>41.7332</text:p>
          </table:table-cell>
          <table:table-cell office:value-type="float" office:value="5.46317" calcext:value-type="float">
            <text:p>5.46317</text:p>
          </table:table-cell>
          <table:table-cell office:value-type="float" office:value="23.2648" calcext:value-type="float">
            <text:p>23.2648</text:p>
          </table:table-cell>
          <table:table-cell office:value-type="float" office:value="5.14776" calcext:value-type="float">
            <text:p>5.14776</text:p>
          </table:table-cell>
          <table:table-cell office:value-type="float" office:value="7.85743" calcext:value-type="float">
            <text:p>7.85743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123667" calcext:value-type="float">
            <text:p>123667</text:p>
          </table:table-cell>
          <table:table-cell office:value-type="float" office:value="94.7012" calcext:value-type="float">
            <text:p>94.7012</text:p>
          </table:table-cell>
          <table:table-cell office:value-type="float" office:value="14.1003" calcext:value-type="float">
            <text:p>14.1003</text:p>
          </table:table-cell>
          <table:table-cell office:value-type="float" office:value="47.7243" calcext:value-type="float">
            <text:p>47.7243</text:p>
          </table:table-cell>
          <table:table-cell office:value-type="float" office:value="12.9809" calcext:value-type="float">
            <text:p>12.9809</text:p>
          </table:table-cell>
          <table:table-cell office:value-type="float" office:value="19.8957" calcext:value-type="float">
            <text:p>19.8957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100701" calcext:value-type="float">
            <text:p>100701</text:p>
          </table:table-cell>
          <table:table-cell office:value-type="float" office:value="81.3705" calcext:value-type="float">
            <text:p>81.3705</text:p>
          </table:table-cell>
          <table:table-cell office:value-type="float" office:value="12.8848" calcext:value-type="float">
            <text:p>12.8848</text:p>
          </table:table-cell>
          <table:table-cell office:value-type="float" office:value="40.1622" calcext:value-type="float">
            <text:p>40.1622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7.4619" calcext:value-type="float">
            <text:p>17.4619</text:p>
          </table:table-cell>
        </table:table-row>
      </table:table>
      <table:table table:name="Odroid-XU3-A7 3D ST" table:style-name="ta1">
        <table:shapes>
          <draw:frame draw:z-index="0" draw:style-name="gr1" draw:text-style-name="P1" svg:width="468.82pt" svg:height="255.23pt" svg:x="351.04pt" svg:y="239.44pt">
            <loext:p draw:notify-on-update-of-ranges="'Odroid-XU3-A7 1D ST'.B5:'Odroid-XU3-A7 1D ST'.B8 'Odroid-XU3-A7 1D ST'.C4:'Odroid-XU3-A7 1D ST'.C4 'Odroid-XU3-A7 1D ST'.C5:'Odroid-XU3-A7 1D ST'.C8 'Odroid-XU3-A7 1D ST'.D4:'Odroid-XU3-A7 1D ST'.D4 'Odroid-XU3-A7 1D ST'.D5:'Odroid-XU3-A7 1D ST'.D8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161316" calcext:value-type="float">
            <text:p>161316</text:p>
          </table:table-cell>
          <table:table-cell office:value-type="float" office:value="79.8304" calcext:value-type="float">
            <text:p>79.8304</text:p>
          </table:table-cell>
          <table:table-cell office:value-type="float" office:value="14.4864" calcext:value-type="float">
            <text:p>14.4864</text:p>
          </table:table-cell>
          <table:table-cell office:value-type="float" office:value="37.509" calcext:value-type="float">
            <text:p>37.509</text:p>
          </table:table-cell>
          <table:table-cell office:value-type="float" office:value="14.1615" calcext:value-type="float">
            <text:p>14.1615</text:p>
          </table:table-cell>
          <table:table-cell office:value-type="float" office:value="13.6736" calcext:value-type="float">
            <text:p>13.6736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189670" calcext:value-type="float">
            <text:p>189670</text:p>
          </table:table-cell>
          <table:table-cell office:value-type="float" office:value="96.6273" calcext:value-type="float">
            <text:p>96.6273</text:p>
          </table:table-cell>
          <table:table-cell office:value-type="float" office:value="17.8591" calcext:value-type="float">
            <text:p>17.8591</text:p>
          </table:table-cell>
          <table:table-cell office:value-type="float" office:value="46.9816" calcext:value-type="float">
            <text:p>46.9816</text:p>
          </table:table-cell>
          <table:table-cell office:value-type="float" office:value="18.0064" calcext:value-type="float">
            <text:p>18.0064</text:p>
          </table:table-cell>
          <table:table-cell office:value-type="float" office:value="13.7802" calcext:value-type="float">
            <text:p>13.7802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290593" calcext:value-type="float">
            <text:p>290593</text:p>
          </table:table-cell>
          <table:table-cell office:value-type="float" office:value="150.438" calcext:value-type="float">
            <text:p>150.438</text:p>
          </table:table-cell>
          <table:table-cell office:value-type="float" office:value="30.2418" calcext:value-type="float">
            <text:p>30.2418</text:p>
          </table:table-cell>
          <table:table-cell office:value-type="float" office:value="67.2023" calcext:value-type="float">
            <text:p>67.2023</text:p>
          </table:table-cell>
          <table:table-cell office:value-type="float" office:value="29.1727" calcext:value-type="float">
            <text:p>29.1727</text:p>
          </table:table-cell>
          <table:table-cell office:value-type="float" office:value="23.8214" calcext:value-type="float">
            <text:p>23.8214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360654" calcext:value-type="float">
            <text:p>360654</text:p>
          </table:table-cell>
          <table:table-cell office:value-type="float" office:value="191.826" calcext:value-type="float">
            <text:p>191.826</text:p>
          </table:table-cell>
          <table:table-cell office:value-type="float" office:value="37.3259" calcext:value-type="float">
            <text:p>37.3259</text:p>
          </table:table-cell>
          <table:table-cell office:value-type="float" office:value="89.5677" calcext:value-type="float">
            <text:p>89.5677</text:p>
          </table:table-cell>
          <table:table-cell office:value-type="float" office:value="37.5118" calcext:value-type="float">
            <text:p>37.5118</text:p>
          </table:table-cell>
          <table:table-cell office:value-type="float" office:value="27.4203" calcext:value-type="float">
            <text:p>27.4203</text:p>
          </table:table-cell>
        </table:table-row>
      </table:table>
      <table:table table:name="Odroid-XU3-A7 3D MT" table:style-name="ta1">
        <table:shapes>
          <draw:frame draw:z-index="0" draw:style-name="gr1" draw:text-style-name="P1" svg:width="468.82pt" svg:height="255.23pt" svg:x="369.78pt" svg:y="161.89pt">
            <loext:p draw:notify-on-update-of-ranges="'Odroid-XU3-A7 3D MT'.B5:'Odroid-XU3-A7 3D MT'.B8 'Odroid-XU3-A7 3D MT'.C4:'Odroid-XU3-A7 3D MT'.C4 'Odroid-XU3-A7 3D MT'.C5:'Odroid-XU3-A7 3D MT'.C8 'Odroid-XU3-A7 3D MT'.D4:'Odroid-XU3-A7 3D MT'.D4 'Odroid-XU3-A7 3D MT'.D5:'Odroid-XU3-A7 3D MT'.D8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Energy (J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office:value-type="string" calcext:value-type="string">
            <text:p>Original (SP)</text:p>
          </table:table-cell>
          <table:table-cell office:value-type="float" office:value="42870" calcext:value-type="float">
            <text:p>42870</text:p>
          </table:table-cell>
          <table:table-cell office:value-type="float" office:value="36.8319" calcext:value-type="float">
            <text:p>36.8319</text:p>
          </table:table-cell>
          <table:table-cell office:value-type="float" office:value="5.12964" calcext:value-type="float">
            <text:p>5.12964</text:p>
          </table:table-cell>
          <table:table-cell office:value-type="float" office:value="19.8487" calcext:value-type="float">
            <text:p>19.8487</text:p>
          </table:table-cell>
          <table:table-cell office:value-type="float" office:value="4.45687" calcext:value-type="float">
            <text:p>4.45687</text:p>
          </table:table-cell>
          <table:table-cell office:value-type="float" office:value="7.39669" calcext:value-type="float">
            <text:p>7.39669</text:p>
          </table:table-cell>
        </table:table-row>
        <table:table-row table:style-name="ro1">
          <table:table-cell/>
          <table:table-cell office:value-type="string" calcext:value-type="string">
            <text:p>Composed (SP)</text:p>
          </table:table-cell>
          <table:table-cell office:value-type="float" office:value="51046" calcext:value-type="float">
            <text:p>51046</text:p>
          </table:table-cell>
          <table:table-cell office:value-type="float" office:value="44.664" calcext:value-type="float">
            <text:p>44.664</text:p>
          </table:table-cell>
          <table:table-cell office:value-type="float" office:value="5.40254" calcext:value-type="float">
            <text:p>5.40254</text:p>
          </table:table-cell>
          <table:table-cell office:value-type="float" office:value="27.0044" calcext:value-type="float">
            <text:p>27.0044</text:p>
          </table:table-cell>
          <table:table-cell office:value-type="float" office:value="5.10795" calcext:value-type="float">
            <text:p>5.10795</text:p>
          </table:table-cell>
          <table:table-cell office:value-type="float" office:value="7.1491" calcext:value-type="float">
            <text:p>7.1491</text:p>
          </table:table-cell>
        </table:table-row>
        <table:table-row table:style-name="ro1">
          <table:table-cell/>
          <table:table-cell office:value-type="string" calcext:value-type="string">
            <text:p>Original (DP)</text:p>
          </table:table-cell>
          <table:table-cell office:value-type="float" office:value="79839" calcext:value-type="float">
            <text:p>79839</text:p>
          </table:table-cell>
          <table:table-cell office:value-type="float" office:value="63.7324" calcext:value-type="float">
            <text:p>63.7324</text:p>
          </table:table-cell>
          <table:table-cell office:value-type="float" office:value="8.86142" calcext:value-type="float">
            <text:p>8.86142</text:p>
          </table:table-cell>
          <table:table-cell office:value-type="float" office:value="32.5779" calcext:value-type="float">
            <text:p>32.5779</text:p>
          </table:table-cell>
          <table:table-cell office:value-type="float" office:value="8.25523" calcext:value-type="float">
            <text:p>8.25523</text:p>
          </table:table-cell>
          <table:table-cell office:value-type="float" office:value="14.0378" calcext:value-type="float">
            <text:p>14.0378</text:p>
          </table:table-cell>
        </table:table-row>
        <table:table-row table:style-name="ro1">
          <table:table-cell/>
          <table:table-cell office:value-type="string" calcext:value-type="string">
            <text:p>Composed (DP)</text:p>
          </table:table-cell>
          <table:table-cell office:value-type="float" office:value="96506" calcext:value-type="float">
            <text:p>96506</text:p>
          </table:table-cell>
          <table:table-cell office:value-type="float" office:value="82.9996" calcext:value-type="float">
            <text:p>82.9996</text:p>
          </table:table-cell>
          <table:table-cell office:value-type="float" office:value="10.8846" calcext:value-type="float">
            <text:p>10.8846</text:p>
          </table:table-cell>
          <table:table-cell office:value-type="float" office:value="46.9204" calcext:value-type="float">
            <text:p>46.9204</text:p>
          </table:table-cell>
          <table:table-cell office:value-type="float" office:value="10.4257" calcext:value-type="float">
            <text:p>10.4257</text:p>
          </table:table-cell>
          <table:table-cell office:value-type="float" office:value="14.7689" calcext:value-type="float">
            <text:p>14.7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0:40:10.97587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ubio</meta:initial-creator>
    <meta:creation-date>2015-08-29T18:03:10.868967789</meta:creation-date>
    <meta:generator>LibreOffice/5.0.1.2$Linux_X86_64 LibreOffice_project/00m0$Build-2</meta:generator>
    <dc:date>2015-08-30T10:47:42.599481343</dc:date>
    <dc:creator>Daniel Rubio</dc:creator>
    <meta:editing-duration>PT3H50M27S</meta:editing-duration>
    <meta:editing-cycles>55</meta:editing-cycles>
    <meta:document-statistic meta:table-count="18" meta:cell-count="518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1D ST'.B4:'Hornet 1D ST'.D8" chart:data-source-has-labels="both" svg:x="1.156cm" svg:y="0.18cm" svg:width="12.71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1D ST'.B5:'Hornet 1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2cm" svg:y="5.074cm" chart:style-name="ch6">
              <text:p>Energy</text:p>
            </chart:title>
          </chart:axis>
          <chart:series chart:attached-axis="primary-y" chart:style-name="ch9" chart:values-cell-range-address="'Hornet 1D ST'.C5:'Hornet 1D ST'.C8" chart:label-cell-address="'Hornet 1D ST'.C4:'Hornet 1D ST'.C4" chart:class="chart:bar">
            <chart:data-point chart:repeated="4"/>
          </chart:series>
          <chart:series chart:attached-axis="secondary-y" chart:style-name="ch10" chart:values-cell-range-address="'Hornet 1D ST'.D5:'Hornet 1D ST'.D8" chart:label-cell-address="'Hornet 1D ST'.D4:'Hornet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1D ST'.C4:'Hornet 1D ST'.C4</svg:desc>
                </draw:g>
              </table:table-cell>
              <table:table-cell office:value-type="string">
                <text:p>Energy (J)</text:p>
                <draw:g>
                  <svg:desc>'Hornet 1D ST'.D4:'Hornet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1D ST'.B5:'Hornet 1D ST'.B8</svg:desc>
                </draw:g>
              </table:table-cell>
              <table:table-cell office:value-type="float" office:value="44811">
                <text:p>44811</text:p>
                <draw:g>
                  <svg:desc>'Hornet 1D ST'.C5:'Hornet 1D ST'.C8</svg:desc>
                </draw:g>
              </table:table-cell>
              <table:table-cell office:value-type="float" office:value="5856">
                <text:p>5856</text:p>
                <draw:g>
                  <svg:desc>'Hornet 1D ST'.D5:'Hornet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37895">
                <text:p>37895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92439">
                <text:p>92439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48480">
                <text:p>48480</text:p>
              </table:table-cell>
              <table:table-cell office:value-type="float" office:value="6419">
                <text:p>6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2D MT'.B4:'Odroid-XU3-A15 2D MT'.D8" chart:data-source-has-labels="both" svg:x="1.341cm" svg:y="0.18cm" svg:width="12.159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2D MT'.B5:'Odroid-XU3-A15 2D M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2D MT'.C5:'Odroid-XU3-A15 2D MT'.C8" chart:label-cell-address="'Odroid-XU3-A15 2D MT'.C4:'Odroid-XU3-A15 2D MT'.C4" chart:class="chart:bar">
            <chart:data-point chart:repeated="4"/>
          </chart:series>
          <chart:series chart:attached-axis="secondary-y" chart:style-name="ch10" chart:values-cell-range-address="'Odroid-XU3-A15 2D MT'.D5:'Odroid-XU3-A15 2D MT'.D8" chart:label-cell-address="'Odroid-XU3-A15 2D MT'.D4:'Odroid-XU3-A15 2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2D MT'.C4:'Odroid-XU3-A15 2D MT'.C4</svg:desc>
                </draw:g>
              </table:table-cell>
              <table:table-cell office:value-type="string">
                <text:p>Energy (J)</text:p>
                <draw:g>
                  <svg:desc>'Odroid-XU3-A15 2D MT'.D4:'Odroid-XU3-A15 2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2D MT'.B5:'Odroid-XU3-A15 2D MT'.B8</svg:desc>
                </draw:g>
              </table:table-cell>
              <table:table-cell office:value-type="float" office:value="17402">
                <text:p>17402</text:p>
                <draw:g>
                  <svg:desc>'Odroid-XU3-A15 2D MT'.C5:'Odroid-XU3-A15 2D MT'.C8</svg:desc>
                </draw:g>
              </table:table-cell>
              <table:table-cell office:value-type="float" office:value="103.182">
                <text:p>103.182</text:p>
                <draw:g>
                  <svg:desc>'Odroid-XU3-A15 2D MT'.D5:'Odroid-XU3-A15 2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11948">
                <text:p>11948</text:p>
              </table:table-cell>
              <table:table-cell office:value-type="float" office:value="69.0833">
                <text:p>69.0833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34370">
                <text:p>34370</text:p>
              </table:table-cell>
              <table:table-cell office:value-type="float" office:value="200.945">
                <text:p>200.945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26142">
                <text:p>26142</text:p>
              </table:table-cell>
              <table:table-cell office:value-type="float" office:value="160.325">
                <text:p>160.3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1D ST'.B4:'Odroid-XU3-A15 1D S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1D ST'.B5:'Odroid-XU3-A15 1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1D ST'.C5:'Odroid-XU3-A15 1D ST'.C8" chart:label-cell-address="'Odroid-XU3-A15 1D ST'.C4:'Odroid-XU3-A15 1D ST'.C4" chart:class="chart:bar">
            <chart:data-point chart:repeated="4"/>
          </chart:series>
          <chart:series chart:attached-axis="secondary-y" chart:style-name="ch10" chart:values-cell-range-address="'Odroid-XU3-A15 1D ST'.D5:'Odroid-XU3-A15 1D ST'.D8" chart:label-cell-address="'Odroid-XU3-A15 1D ST'.D4:'Odroid-XU3-A15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 ST'.C4:'Odroid-XU3-A15 1D ST'.C4</svg:desc>
                </draw:g>
              </table:table-cell>
              <table:table-cell office:value-type="string">
                <text:p>Energy (J)</text:p>
                <draw:g>
                  <svg:desc>'Odroid-XU3-A15 1D ST'.D4:'Odroid-XU3-A15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1D ST'.B5:'Odroid-XU3-A15 1D ST'.B8</svg:desc>
                </draw:g>
              </table:table-cell>
              <table:table-cell office:value-type="float" office:value="71542">
                <text:p>71542</text:p>
                <draw:g>
                  <svg:desc>'Odroid-XU3-A15 1D ST'.C5:'Odroid-XU3-A15 1D ST'.C8</svg:desc>
                </draw:g>
              </table:table-cell>
              <table:table-cell office:value-type="float" office:value="231.422">
                <text:p>231.422</text:p>
                <draw:g>
                  <svg:desc>'Odroid-XU3-A15 1D ST'.D5:'Odroid-XU3-A15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7177">
                <text:p>57177</text:p>
              </table:table-cell>
              <table:table-cell office:value-type="float" office:value="173.287">
                <text:p>173.28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11028">
                <text:p>111028</text:p>
              </table:table-cell>
              <table:table-cell office:value-type="float" office:value="319.097">
                <text:p>319.097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8092">
                <text:p>68092</text:p>
              </table:table-cell>
              <table:table-cell office:value-type="float" office:value="211.428">
                <text:p>211.42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3D MT'.B4:'Odroid-XU3-A15 3D MT'.D8" chart:data-source-has-labels="both" svg:x="1.341cm" svg:y="0.18cm" svg:width="12.159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3D MT'.B5:'Odroid-XU3-A15 3D M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3D MT'.C5:'Odroid-XU3-A15 3D MT'.C8" chart:label-cell-address="'Odroid-XU3-A15 3D MT'.C4:'Odroid-XU3-A15 3D MT'.C4" chart:class="chart:bar">
            <chart:data-point chart:repeated="4"/>
          </chart:series>
          <chart:series chart:attached-axis="secondary-y" chart:style-name="ch10" chart:values-cell-range-address="'Odroid-XU3-A15 3D MT'.D5:'Odroid-XU3-A15 3D MT'.D8" chart:label-cell-address="'Odroid-XU3-A15 3D MT'.D4:'Odroid-XU3-A15 3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3D MT'.C4:'Odroid-XU3-A15 3D MT'.C4</svg:desc>
                </draw:g>
              </table:table-cell>
              <table:table-cell office:value-type="string">
                <text:p>Energy (J)</text:p>
                <draw:g>
                  <svg:desc>'Odroid-XU3-A15 3D MT'.D4:'Odroid-XU3-A15 3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3D MT'.B5:'Odroid-XU3-A15 3D MT'.B8</svg:desc>
                </draw:g>
              </table:table-cell>
              <table:table-cell office:value-type="float" office:value="16489">
                <text:p>16489</text:p>
                <draw:g>
                  <svg:desc>'Odroid-XU3-A15 3D MT'.C5:'Odroid-XU3-A15 3D MT'.C8</svg:desc>
                </draw:g>
              </table:table-cell>
              <table:table-cell office:value-type="float" office:value="101.782">
                <text:p>101.782</text:p>
                <draw:g>
                  <svg:desc>'Odroid-XU3-A15 3D MT'.D5:'Odroid-XU3-A15 3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21873">
                <text:p>21873</text:p>
              </table:table-cell>
              <table:table-cell office:value-type="float" office:value="83.6083">
                <text:p>83.6083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33241">
                <text:p>33241</text:p>
              </table:table-cell>
              <table:table-cell office:value-type="float" office:value="184.602">
                <text:p>184.602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29993">
                <text:p>29993</text:p>
              </table:table-cell>
              <table:table-cell office:value-type="float" office:value="186.425">
                <text:p>186.4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7 1D ST'.B4:'Odroid-XU3-A7 1D ST'.D8" chart:data-source-has-labels="both" svg:x="0.971cm" svg:y="0.18cm" svg:width="12.529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7 1D ST'.B5:'Odroid-XU3-A7 1D ST'.B8"/>
          </chart:axis>
          <chart:axis chart:dimension="y" chart:name="primary-y" chart:style-name="ch5">
            <chart:title svg:x="0.08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7 1D ST'.C5:'Odroid-XU3-A7 1D ST'.C8" chart:label-cell-address="'Odroid-XU3-A7 1D ST'.C4:'Odroid-XU3-A7 1D ST'.C4" chart:class="chart:bar">
            <chart:data-point chart:repeated="4"/>
          </chart:series>
          <chart:series chart:attached-axis="secondary-y" chart:style-name="ch10" chart:values-cell-range-address="'Odroid-XU3-A7 1D ST'.D5:'Odroid-XU3-A7 1D ST'.D8" chart:label-cell-address="'Odroid-XU3-A7 1D ST'.D4:'Odroid-XU3-A7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1D ST'.C4:'Odroid-XU3-A7 1D ST'.C4</svg:desc>
                </draw:g>
              </table:table-cell>
              <table:table-cell office:value-type="string">
                <text:p>Energy (J)</text:p>
                <draw:g>
                  <svg:desc>'Odroid-XU3-A7 1D ST'.D4:'Odroid-XU3-A7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7 1D ST'.B5:'Odroid-XU3-A7 1D ST'.B8</svg:desc>
                </draw:g>
              </table:table-cell>
              <table:table-cell office:value-type="float" office:value="600571">
                <text:p>600571</text:p>
                <draw:g>
                  <svg:desc>'Odroid-XU3-A7 1D ST'.C5:'Odroid-XU3-A7 1D ST'.C8</svg:desc>
                </draw:g>
              </table:table-cell>
              <table:table-cell office:value-type="float" office:value="313.346">
                <text:p>313.346</text:p>
                <draw:g>
                  <svg:desc>'Odroid-XU3-A7 1D ST'.D5:'Odroid-XU3-A7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355338">
                <text:p>355338</text:p>
              </table:table-cell>
              <table:table-cell office:value-type="float" office:value="191.238">
                <text:p>191.238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031761">
                <text:p>1031761</text:p>
              </table:table-cell>
              <table:table-cell office:value-type="float" office:value="705.469">
                <text:p>705.469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08536">
                <text:p>608536</text:p>
              </table:table-cell>
              <table:table-cell office:value-type="float" office:value="327.145">
                <text:p>327.1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7 1D MT'.B4:'Odroid-XU3-A7 1D M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7 1D MT'.B5:'Odroid-XU3-A7 1D M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7 1D MT'.C5:'Odroid-XU3-A7 1D MT'.C8" chart:label-cell-address="'Odroid-XU3-A7 1D MT'.C4:'Odroid-XU3-A7 1D MT'.C4" chart:class="chart:bar">
            <chart:data-point chart:repeated="4"/>
          </chart:series>
          <chart:series chart:attached-axis="secondary-y" chart:style-name="ch10" chart:values-cell-range-address="'Odroid-XU3-A7 1D MT'.D5:'Odroid-XU3-A7 1D MT'.D8" chart:label-cell-address="'Odroid-XU3-A7 1D MT'.D4:'Odroid-XU3-A7 1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1D MT'.C4:'Odroid-XU3-A7 1D MT'.C4</svg:desc>
                </draw:g>
              </table:table-cell>
              <table:table-cell office:value-type="string">
                <text:p>Energy (J)</text:p>
                <draw:g>
                  <svg:desc>'Odroid-XU3-A7 1D MT'.D4:'Odroid-XU3-A7 1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7 1D MT'.B5:'Odroid-XU3-A7 1D MT'.B8</svg:desc>
                </draw:g>
              </table:table-cell>
              <table:table-cell office:value-type="float" office:value="164220">
                <text:p>164220</text:p>
                <draw:g>
                  <svg:desc>'Odroid-XU3-A7 1D MT'.C5:'Odroid-XU3-A7 1D MT'.C8</svg:desc>
                </draw:g>
              </table:table-cell>
              <table:table-cell office:value-type="float" office:value="141.803">
                <text:p>141.803</text:p>
                <draw:g>
                  <svg:desc>'Odroid-XU3-A7 1D MT'.D5:'Odroid-XU3-A7 1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108807">
                <text:p>108807</text:p>
              </table:table-cell>
              <table:table-cell office:value-type="float" office:value="92.7566">
                <text:p>92.7566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325744">
                <text:p>325744</text:p>
              </table:table-cell>
              <table:table-cell office:value-type="float" office:value="265.612">
                <text:p>265.612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178018">
                <text:p>178018</text:p>
              </table:table-cell>
              <table:table-cell office:value-type="float" office:value="149.854">
                <text:p>149.8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1D ST'.B4:'Odroid-XU3-A15 1D S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1D ST'.B5:'Odroid-XU3-A15 1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1D ST'.C5:'Odroid-XU3-A15 1D ST'.C8" chart:label-cell-address="'Odroid-XU3-A15 1D ST'.C4:'Odroid-XU3-A15 1D ST'.C4" chart:class="chart:bar">
            <chart:data-point chart:repeated="4"/>
          </chart:series>
          <chart:series chart:attached-axis="secondary-y" chart:style-name="ch10" chart:values-cell-range-address="'Odroid-XU3-A15 1D ST'.D5:'Odroid-XU3-A15 1D ST'.D8" chart:label-cell-address="'Odroid-XU3-A15 1D ST'.D4:'Odroid-XU3-A15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 ST'.C4:'Odroid-XU3-A15 1D ST'.C4</svg:desc>
                </draw:g>
              </table:table-cell>
              <table:table-cell office:value-type="string">
                <text:p>Energy (J)</text:p>
                <draw:g>
                  <svg:desc>'Odroid-XU3-A15 1D ST'.D4:'Odroid-XU3-A15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1D ST'.B5:'Odroid-XU3-A15 1D ST'.B8</svg:desc>
                </draw:g>
              </table:table-cell>
              <table:table-cell office:value-type="float" office:value="71542">
                <text:p>71542</text:p>
                <draw:g>
                  <svg:desc>'Odroid-XU3-A15 1D ST'.C5:'Odroid-XU3-A15 1D ST'.C8</svg:desc>
                </draw:g>
              </table:table-cell>
              <table:table-cell office:value-type="float" office:value="231.422">
                <text:p>231.422</text:p>
                <draw:g>
                  <svg:desc>'Odroid-XU3-A15 1D ST'.D5:'Odroid-XU3-A15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7177">
                <text:p>57177</text:p>
              </table:table-cell>
              <table:table-cell office:value-type="float" office:value="173.287">
                <text:p>173.28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11028">
                <text:p>111028</text:p>
              </table:table-cell>
              <table:table-cell office:value-type="float" office:value="319.097">
                <text:p>319.097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8092">
                <text:p>68092</text:p>
              </table:table-cell>
              <table:table-cell office:value-type="float" office:value="211.428">
                <text:p>211.42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7 2D MT'.B4:'Odroid-XU3-A7 2D M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7 2D MT'.B5:'Odroid-XU3-A7 2D M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7 2D MT'.C5:'Odroid-XU3-A7 2D MT'.C8" chart:label-cell-address="'Odroid-XU3-A7 2D MT'.C4:'Odroid-XU3-A7 2D MT'.C4" chart:class="chart:bar">
            <chart:data-point chart:repeated="4"/>
          </chart:series>
          <chart:series chart:attached-axis="secondary-y" chart:style-name="ch10" chart:values-cell-range-address="'Odroid-XU3-A7 2D MT'.D5:'Odroid-XU3-A7 2D MT'.D8" chart:label-cell-address="'Odroid-XU3-A7 2D MT'.D4:'Odroid-XU3-A7 2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2D MT'.C4:'Odroid-XU3-A7 2D MT'.C4</svg:desc>
                </draw:g>
              </table:table-cell>
              <table:table-cell office:value-type="string">
                <text:p>Energy (J)</text:p>
                <draw:g>
                  <svg:desc>'Odroid-XU3-A7 2D MT'.D4:'Odroid-XU3-A7 2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7 2D MT'.B5:'Odroid-XU3-A7 2D MT'.B8</svg:desc>
                </draw:g>
              </table:table-cell>
              <table:table-cell office:value-type="float" office:value="57856">
                <text:p>57856</text:p>
                <draw:g>
                  <svg:desc>'Odroid-XU3-A7 2D MT'.C5:'Odroid-XU3-A7 2D MT'.C8</svg:desc>
                </draw:g>
              </table:table-cell>
              <table:table-cell office:value-type="float" office:value="49.3849">
                <text:p>49.3849</text:p>
                <draw:g>
                  <svg:desc>'Odroid-XU3-A7 2D MT'.D5:'Odroid-XU3-A7 2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0904">
                <text:p>50904</text:p>
              </table:table-cell>
              <table:table-cell office:value-type="float" office:value="41.7332">
                <text:p>41.7332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23667">
                <text:p>123667</text:p>
              </table:table-cell>
              <table:table-cell office:value-type="float" office:value="94.7012">
                <text:p>94.7012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100701">
                <text:p>100701</text:p>
              </table:table-cell>
              <table:table-cell office:value-type="float" office:value="81.3705">
                <text:p>81.37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7 1D ST'.B4:'Odroid-XU3-A7 1D ST'.D8" chart:data-source-has-labels="both" svg:x="0.971cm" svg:y="0.18cm" svg:width="12.529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7 1D ST'.B5:'Odroid-XU3-A7 1D ST'.B8"/>
          </chart:axis>
          <chart:axis chart:dimension="y" chart:name="primary-y" chart:style-name="ch5">
            <chart:title svg:x="0.08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7 1D ST'.C5:'Odroid-XU3-A7 1D ST'.C8" chart:label-cell-address="'Odroid-XU3-A7 1D ST'.C4:'Odroid-XU3-A7 1D ST'.C4" chart:class="chart:bar">
            <chart:data-point chart:repeated="4"/>
          </chart:series>
          <chart:series chart:attached-axis="secondary-y" chart:style-name="ch10" chart:values-cell-range-address="'Odroid-XU3-A7 1D ST'.D5:'Odroid-XU3-A7 1D ST'.D8" chart:label-cell-address="'Odroid-XU3-A7 1D ST'.D4:'Odroid-XU3-A7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1D ST'.C4:'Odroid-XU3-A7 1D ST'.C4</svg:desc>
                </draw:g>
              </table:table-cell>
              <table:table-cell office:value-type="string">
                <text:p>Energy (J)</text:p>
                <draw:g>
                  <svg:desc>'Odroid-XU3-A7 1D ST'.D4:'Odroid-XU3-A7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7 1D ST'.B5:'Odroid-XU3-A7 1D ST'.B8</svg:desc>
                </draw:g>
              </table:table-cell>
              <table:table-cell office:value-type="float" office:value="600571">
                <text:p>600571</text:p>
                <draw:g>
                  <svg:desc>'Odroid-XU3-A7 1D ST'.C5:'Odroid-XU3-A7 1D ST'.C8</svg:desc>
                </draw:g>
              </table:table-cell>
              <table:table-cell office:value-type="float" office:value="313.346">
                <text:p>313.346</text:p>
                <draw:g>
                  <svg:desc>'Odroid-XU3-A7 1D ST'.D5:'Odroid-XU3-A7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355338">
                <text:p>355338</text:p>
              </table:table-cell>
              <table:table-cell office:value-type="float" office:value="191.238">
                <text:p>191.238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031761">
                <text:p>1031761</text:p>
              </table:table-cell>
              <table:table-cell office:value-type="float" office:value="705.469">
                <text:p>705.469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08536">
                <text:p>608536</text:p>
              </table:table-cell>
              <table:table-cell office:value-type="float" office:value="327.145">
                <text:p>327.14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7 3D MT'.B4:'Odroid-XU3-A7 3D MT'.D8" chart:data-source-has-labels="both" svg:x="1.156cm" svg:y="0.18cm" svg:width="12.158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7 3D MT'.B5:'Odroid-XU3-A7 3D M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644cm" svg:y="5.074cm" chart:style-name="ch6">
              <text:p>Energy</text:p>
            </chart:title>
          </chart:axis>
          <chart:series chart:attached-axis="primary-y" chart:style-name="ch9" chart:values-cell-range-address="'Odroid-XU3-A7 3D MT'.C5:'Odroid-XU3-A7 3D MT'.C8" chart:label-cell-address="'Odroid-XU3-A7 3D MT'.C4:'Odroid-XU3-A7 3D MT'.C4" chart:class="chart:bar">
            <chart:data-point chart:repeated="4"/>
          </chart:series>
          <chart:series chart:attached-axis="secondary-y" chart:style-name="ch10" chart:values-cell-range-address="'Odroid-XU3-A7 3D MT'.D5:'Odroid-XU3-A7 3D MT'.D8" chart:label-cell-address="'Odroid-XU3-A7 3D MT'.D4:'Odroid-XU3-A7 3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7 3D MT'.C4:'Odroid-XU3-A7 3D MT'.C4</svg:desc>
                </draw:g>
              </table:table-cell>
              <table:table-cell office:value-type="string">
                <text:p>Energy (J)</text:p>
                <draw:g>
                  <svg:desc>'Odroid-XU3-A7 3D MT'.D4:'Odroid-XU3-A7 3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7 3D MT'.B5:'Odroid-XU3-A7 3D MT'.B8</svg:desc>
                </draw:g>
              </table:table-cell>
              <table:table-cell office:value-type="float" office:value="42870">
                <text:p>42870</text:p>
                <draw:g>
                  <svg:desc>'Odroid-XU3-A7 3D MT'.C5:'Odroid-XU3-A7 3D MT'.C8</svg:desc>
                </draw:g>
              </table:table-cell>
              <table:table-cell office:value-type="float" office:value="36.8319">
                <text:p>36.8319</text:p>
                <draw:g>
                  <svg:desc>'Odroid-XU3-A7 3D MT'.D5:'Odroid-XU3-A7 3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1046">
                <text:p>51046</text:p>
              </table:table-cell>
              <table:table-cell office:value-type="float" office:value="44.664">
                <text:p>44.664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79839">
                <text:p>79839</text:p>
              </table:table-cell>
              <table:table-cell office:value-type="float" office:value="63.7324">
                <text:p>63.7324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96506">
                <text:p>96506</text:p>
              </table:table-cell>
              <table:table-cell office:value-type="float" office:value="82.9996">
                <text:p>82.99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58cm" svg:height="9.005cm" xlink:href=".." xlink:type="simple" chart:class="chart:bar" chart:style-name="ch1">
        <chart:legend svg:x="14.197cm" svg:y="7.463cm" style:legend-expansion="custom" chartooo:width="2.195cm" chartooo:height="1.096cm" style:legend-expansion-aspect-ratio="2.00273722627737" chart:style-name="ch2"/>
        <chart:plot-area chart:style-name="ch3" table:cell-range-address="'Hornet 1D ST'.B40:'Hornet 1D ST'.D48" chart:data-source-has-labels="both" svg:x="0.143cm" svg:y="0.178cm" svg:width="14.853cm" svg:height="8.642cm">
          <chartooo:coordinate-region svg:x="1.505cm" svg:y="0.378cm" svg:width="12.313cm" svg:height="7.795cm"/>
          <chart:axis chart:dimension="x" chart:name="primary-x" chart:style-name="ch4" chartooo:axis-type="auto">
            <chartooo:date-scale/>
            <chart:categories table:cell-range-address="'Hornet 1D ST'.B41:'Hornet 1D ST'.B4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Hornet 1D ST'.C41:'Hornet 1D ST'.C48" chart:label-cell-address="'Hornet 1D ST'.C40:'Hornet 1D ST'.C40" chart:class="chart:bar">
            <chart:data-point chart:repeated="8"/>
          </chart:series>
          <chart:series chart:attached-axis="secondary-y" chart:style-name="ch9" chart:values-cell-range-address="'Hornet 1D ST'.D41:'Hornet 1D ST'.D48" chart:label-cell-address="'Hornet 1D ST'.D40:'Hornet 1D ST'.D4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1D ST'.C40:'Hornet 1D ST'.C40</svg:desc>
                </draw:g>
              </table:table-cell>
              <table:table-cell office:value-type="string">
                <text:p>Energy (J)</text:p>
                <draw:g>
                  <svg:desc>'Hornet 1D ST'.D40:'Hornet 1D ST'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 SP 1T</text:p>
                <draw:g>
                  <svg:desc>'Hornet 1D ST'.B41:'Hornet 1D ST'.B48</svg:desc>
                </draw:g>
              </table:table-cell>
              <table:table-cell office:value-type="float" office:value="44811">
                <text:p>44811</text:p>
                <draw:g>
                  <svg:desc>'Hornet 1D ST'.C41:'Hornet 1D ST'.C48</svg:desc>
                </draw:g>
              </table:table-cell>
              <table:table-cell office:value-type="float" office:value="5856">
                <text:p>5856</text:p>
                <draw:g>
                  <svg:desc>'Hornet 1D ST'.D41:'Hornet 1D ST'.D48</svg:desc>
                </draw:g>
              </table:table-cell>
            </table:table-row>
            <table:table-row>
              <table:table-cell office:value-type="string">
                <text:p>C SP 1T</text:p>
              </table:table-cell>
              <table:table-cell office:value-type="float" office:value="37895">
                <text:p>37895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S DP 1T</text:p>
              </table:table-cell>
              <table:table-cell office:value-type="float" office:value="92439">
                <text:p>92439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C DP 1T</text:p>
              </table:table-cell>
              <table:table-cell office:value-type="float" office:value="48480">
                <text:p>48480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S SP 24T</text:p>
              </table:table-cell>
              <table:table-cell office:value-type="float" office:value="13181">
                <text:p>13181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C SP 24T</text:p>
              </table:table-cell>
              <table:table-cell office:value-type="float" office:value="6610">
                <text:p>661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S DP 24T</text:p>
              </table:table-cell>
              <table:table-cell office:value-type="float" office:value="26436">
                <text:p>26436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C DP 24T</text:p>
              </table:table-cell>
              <table:table-cell office:value-type="float" office:value="13168">
                <text:p>13168</text:p>
              </table:table-cell>
              <table:table-cell office:value-type="float" office:value="3530">
                <text:p>353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1D MT'.B5:'Hornet 1D MT'.D8 'Hornet 1D MT'.C4:'Hornet 1D MT'.D4" chart:data-source-has-labels="both" svg:x="1.341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1D MT'.B5:'Hornet 1D M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015cm" svg:y="5.074cm" chart:style-name="ch6">
              <text:p>Energy</text:p>
            </chart:title>
          </chart:axis>
          <chart:series chart:attached-axis="primary-y" chart:style-name="ch9" chart:values-cell-range-address="'Hornet 1D MT'.C5:'Hornet 1D MT'.C8" chart:label-cell-address="'Hornet 1D MT'.C4:'Hornet 1D MT'.C4" chart:class="chart:bar">
            <chart:data-point chart:style-name="ch10"/>
            <chart:data-point chart:repeated="3"/>
          </chart:series>
          <chart:series chart:attached-axis="secondary-y" chart:style-name="ch11" chart:values-cell-range-address="'Hornet 1D MT'.D5:'Hornet 1D MT'.D8" chart:label-cell-address="'Hornet 1D MT'.D4:'Hornet 1D MT'.D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1D MT'.C4:'Hornet 1D MT'.C4</svg:desc>
                </draw:g>
              </table:table-cell>
              <table:table-cell office:value-type="string">
                <text:p>Energy (J)</text:p>
                <draw:g>
                  <svg:desc>'Hornet 1D MT'.D4:'Hornet 1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1D MT'.B5:'Hornet 1D MT'.B8</svg:desc>
                </draw:g>
              </table:table-cell>
              <table:table-cell office:value-type="float" office:value="13181">
                <text:p>13181</text:p>
                <draw:g>
                  <svg:desc>'Hornet 1D MT'.C5:'Hornet 1D MT'.C8</svg:desc>
                </draw:g>
              </table:table-cell>
              <table:table-cell office:value-type="float" office:value="3651">
                <text:p>3651</text:p>
                <draw:g>
                  <svg:desc>'Hornet 1D MT'.D5:'Hornet 1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6610">
                <text:p>661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26436">
                <text:p>26436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13168">
                <text:p>13168</text:p>
              </table:table-cell>
              <table:table-cell office:value-type="float" office:value="3530">
                <text:p>35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2D ST'.B4:'Hornet 2D ST'.D8" chart:data-source-has-labels="both" svg:x="1.341cm" svg:y="0.18cm" svg:width="12.529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2D ST'.B5:'Hornet 2D S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2cm" svg:y="5.074cm" chart:style-name="ch6">
              <text:p>Energy</text:p>
            </chart:title>
          </chart:axis>
          <chart:series chart:attached-axis="primary-y" chart:style-name="ch9" chart:values-cell-range-address="'Hornet 2D ST'.C5:'Hornet 2D ST'.C8" chart:label-cell-address="'Hornet 2D ST'.C4:'Hornet 2D ST'.C4" chart:class="chart:bar">
            <chart:data-point chart:repeated="4"/>
          </chart:series>
          <chart:series chart:attached-axis="secondary-y" chart:style-name="ch10" chart:values-cell-range-address="'Hornet 2D ST'.D5:'Hornet 2D ST'.D8" chart:label-cell-address="'Hornet 2D ST'.D4:'Hornet 2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2D ST'.C4:'Hornet 2D ST'.C4</svg:desc>
                </draw:g>
              </table:table-cell>
              <table:table-cell office:value-type="string">
                <text:p>Energy (J)</text:p>
                <draw:g>
                  <svg:desc>'Hornet 2D ST'.D4:'Hornet 2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2D ST'.B5:'Hornet 2D ST'.B8</svg:desc>
                </draw:g>
              </table:table-cell>
              <table:table-cell office:value-type="float" office:value="45459">
                <text:p>45459</text:p>
                <draw:g>
                  <svg:desc>'Hornet 2D ST'.C5:'Hornet 2D ST'.C8</svg:desc>
                </draw:g>
              </table:table-cell>
              <table:table-cell office:value-type="float" office:value="5382">
                <text:p>5382</text:p>
                <draw:g>
                  <svg:desc>'Hornet 2D ST'.D5:'Hornet 2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62781">
                <text:p>62781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74959">
                <text:p>74959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8726">
                <text:p>68726</text:p>
              </table:table-cell>
              <table:table-cell office:value-type="float" office:value="8058">
                <text:p>8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2D MT'.B4:'Hornet 2D MT'.D8" chart:data-source-has-labels="both" svg:x="1.341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2D MT'.B5:'Hornet 2D M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015cm" svg:y="5.074cm" chart:style-name="ch6">
              <text:p>Energy</text:p>
            </chart:title>
          </chart:axis>
          <chart:series chart:attached-axis="primary-y" chart:style-name="ch9" chart:values-cell-range-address="'Hornet 2D MT'.C5:'Hornet 2D MT'.C8" chart:label-cell-address="'Hornet 2D MT'.C4:'Hornet 2D MT'.C4" chart:class="chart:bar">
            <chart:data-point chart:repeated="4"/>
          </chart:series>
          <chart:series chart:attached-axis="secondary-y" chart:style-name="ch10" chart:values-cell-range-address="'Hornet 2D MT'.D5:'Hornet 2D MT'.D8" chart:label-cell-address="'Hornet 2D MT'.D4:'Hornet 2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2D MT'.C4:'Hornet 2D MT'.C4</svg:desc>
                </draw:g>
              </table:table-cell>
              <table:table-cell office:value-type="string">
                <text:p>Energy (J)</text:p>
                <draw:g>
                  <svg:desc>'Hornet 2D MT'.D4:'Hornet 2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2D MT'.B5:'Hornet 2D MT'.B8</svg:desc>
                </draw:g>
              </table:table-cell>
              <table:table-cell office:value-type="float" office:value="8383">
                <text:p>8383</text:p>
                <draw:g>
                  <svg:desc>'Hornet 2D MT'.C5:'Hornet 2D MT'.C8</svg:desc>
                </draw:g>
              </table:table-cell>
              <table:table-cell office:value-type="float" office:value="2298">
                <text:p>2298</text:p>
                <draw:g>
                  <svg:desc>'Hornet 2D MT'.D5:'Hornet 2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4317">
                <text:p>431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6821">
                <text:p>16821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8777">
                <text:p>8777</text:p>
              </table:table-cell>
              <table:table-cell office:value-type="float" office:value="2456">
                <text:p>2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3D ST'.B4:'Hornet 3D ST'.D8" chart:data-source-has-labels="both" svg:x="1.156cm" svg:y="0.18cm" svg:width="12.71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3D ST'.B5:'Hornet 3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2cm" svg:y="5.074cm" chart:style-name="ch6">
              <text:p>Energy</text:p>
            </chart:title>
          </chart:axis>
          <chart:series chart:attached-axis="primary-y" chart:style-name="ch9" chart:values-cell-range-address="'Hornet 3D ST'.C5:'Hornet 3D ST'.C8" chart:label-cell-address="'Hornet 3D ST'.C4:'Hornet 3D ST'.C4" chart:class="chart:bar">
            <chart:data-point chart:repeated="4"/>
          </chart:series>
          <chart:series chart:attached-axis="secondary-y" chart:style-name="ch10" chart:values-cell-range-address="'Hornet 3D ST'.D5:'Hornet 3D ST'.D8" chart:label-cell-address="'Hornet 3D ST'.D4:'Hornet 3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3D ST'.C4:'Hornet 3D ST'.C4</svg:desc>
                </draw:g>
              </table:table-cell>
              <table:table-cell office:value-type="string">
                <text:p>Energy (J)</text:p>
                <draw:g>
                  <svg:desc>'Hornet 3D ST'.D4:'Hornet 3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3D ST'.B5:'Hornet 3D ST'.B8</svg:desc>
                </draw:g>
              </table:table-cell>
              <table:table-cell office:value-type="float" office:value="73075">
                <text:p>73075</text:p>
                <draw:g>
                  <svg:desc>'Hornet 3D ST'.C5:'Hornet 3D ST'.C8</svg:desc>
                </draw:g>
              </table:table-cell>
              <table:table-cell office:value-type="float" office:value="8617">
                <text:p>8617</text:p>
                <draw:g>
                  <svg:desc>'Hornet 3D ST'.D5:'Hornet 3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142991">
                <text:p>142991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15289">
                <text:p>115289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152691">
                <text:p>152691</text:p>
              </table:table-cell>
              <table:table-cell office:value-type="float" office:value="18158">
                <text:p>18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Hornet 3D MT'.B4:'Hornet 3D MT'.D8" chart:data-source-has-labels="both" svg:x="1.341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Hornet 3D MT'.B5:'Hornet 3D MT'.B8"/>
          </chart:axis>
          <chart:axis chart:dimension="y" chart:name="primary-y" chart:style-name="ch5">
            <chart:title svg:x="0.451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4.015cm" svg:y="5.074cm" chart:style-name="ch6">
              <text:p>Energy</text:p>
            </chart:title>
          </chart:axis>
          <chart:series chart:attached-axis="primary-y" chart:style-name="ch9" chart:values-cell-range-address="'Hornet 3D MT'.C5:'Hornet 3D MT'.C8" chart:label-cell-address="'Hornet 3D MT'.C4:'Hornet 3D MT'.C4" chart:class="chart:bar">
            <chart:data-point chart:repeated="4"/>
          </chart:series>
          <chart:series chart:attached-axis="secondary-y" chart:style-name="ch10" chart:values-cell-range-address="'Hornet 3D MT'.D5:'Hornet 3D MT'.D8" chart:label-cell-address="'Hornet 3D MT'.D4:'Hornet 3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Hornet 3D MT'.C4:'Hornet 3D MT'.C4</svg:desc>
                </draw:g>
              </table:table-cell>
              <table:table-cell office:value-type="string">
                <text:p>Energy (J)</text:p>
                <draw:g>
                  <svg:desc>'Hornet 3D MT'.D4:'Hornet 3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Hornet 3D MT'.B5:'Hornet 3D MT'.B8</svg:desc>
                </draw:g>
              </table:table-cell>
              <table:table-cell office:value-type="float" office:value="14862">
                <text:p>14862</text:p>
                <draw:g>
                  <svg:desc>'Hornet 3D MT'.C5:'Hornet 3D MT'.C8</svg:desc>
                </draw:g>
              </table:table-cell>
              <table:table-cell office:value-type="float" office:value="4053">
                <text:p>4053</text:p>
                <draw:g>
                  <svg:desc>'Hornet 3D MT'.D5:'Hornet 3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11669">
                <text:p>11669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29626">
                <text:p>29626</text:p>
              </table:table-cell>
              <table:table-cell office:value-type="float" office:value="8046">
                <text:p>8046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20978">
                <text:p>20978</text:p>
              </table:table-cell>
              <table:table-cell office:value-type="float" office:value="5891">
                <text:p>58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1D ST'.B4:'Odroid-XU3-A15 1D S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1D ST'.B5:'Odroid-XU3-A15 1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1D ST'.C5:'Odroid-XU3-A15 1D ST'.C8" chart:label-cell-address="'Odroid-XU3-A15 1D ST'.C4:'Odroid-XU3-A15 1D ST'.C4" chart:class="chart:bar">
            <chart:data-point chart:repeated="4"/>
          </chart:series>
          <chart:series chart:attached-axis="secondary-y" chart:style-name="ch10" chart:values-cell-range-address="'Odroid-XU3-A15 1D ST'.D5:'Odroid-XU3-A15 1D ST'.D8" chart:label-cell-address="'Odroid-XU3-A15 1D ST'.D4:'Odroid-XU3-A15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 ST'.C4:'Odroid-XU3-A15 1D ST'.C4</svg:desc>
                </draw:g>
              </table:table-cell>
              <table:table-cell office:value-type="string">
                <text:p>Energy (J)</text:p>
                <draw:g>
                  <svg:desc>'Odroid-XU3-A15 1D ST'.D4:'Odroid-XU3-A15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1D ST'.B5:'Odroid-XU3-A15 1D ST'.B8</svg:desc>
                </draw:g>
              </table:table-cell>
              <table:table-cell office:value-type="float" office:value="71542">
                <text:p>71542</text:p>
                <draw:g>
                  <svg:desc>'Odroid-XU3-A15 1D ST'.C5:'Odroid-XU3-A15 1D ST'.C8</svg:desc>
                </draw:g>
              </table:table-cell>
              <table:table-cell office:value-type="float" office:value="231.422">
                <text:p>231.422</text:p>
                <draw:g>
                  <svg:desc>'Odroid-XU3-A15 1D ST'.D5:'Odroid-XU3-A15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7177">
                <text:p>57177</text:p>
              </table:table-cell>
              <table:table-cell office:value-type="float" office:value="173.287">
                <text:p>173.28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11028">
                <text:p>111028</text:p>
              </table:table-cell>
              <table:table-cell office:value-type="float" office:value="319.097">
                <text:p>319.097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8092">
                <text:p>68092</text:p>
              </table:table-cell>
              <table:table-cell office:value-type="float" office:value="211.428">
                <text:p>211.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1D MT'.B4:'Odroid-XU3-A15 1D MT'.D8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1D MT'.B5:'Odroid-XU3-A15 1D M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1D MT'.C5:'Odroid-XU3-A15 1D MT'.C8" chart:label-cell-address="'Odroid-XU3-A15 1D MT'.C4:'Odroid-XU3-A15 1D MT'.C4" chart:class="chart:bar">
            <chart:data-point chart:repeated="4"/>
          </chart:series>
          <chart:series chart:attached-axis="secondary-y" chart:style-name="ch10" chart:values-cell-range-address="'Odroid-XU3-A15 1D MT'.D5:'Odroid-XU3-A15 1D MT'.D8" chart:label-cell-address="'Odroid-XU3-A15 1D MT'.D4:'Odroid-XU3-A15 1D M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 MT'.C4:'Odroid-XU3-A15 1D MT'.C4</svg:desc>
                </draw:g>
              </table:table-cell>
              <table:table-cell office:value-type="string">
                <text:p>Energy (J)</text:p>
                <draw:g>
                  <svg:desc>'Odroid-XU3-A15 1D MT'.D4:'Odroid-XU3-A15 1D M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1D MT'.B5:'Odroid-XU3-A15 1D MT'.B8</svg:desc>
                </draw:g>
              </table:table-cell>
              <table:table-cell office:value-type="float" office:value="58584">
                <text:p>58584</text:p>
                <draw:g>
                  <svg:desc>'Odroid-XU3-A15 1D MT'.C5:'Odroid-XU3-A15 1D MT'.C8</svg:desc>
                </draw:g>
              </table:table-cell>
              <table:table-cell office:value-type="float" office:value="364.171">
                <text:p>364.171</text:p>
                <draw:g>
                  <svg:desc>'Odroid-XU3-A15 1D MT'.D5:'Odroid-XU3-A15 1D M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29003">
                <text:p>29003</text:p>
              </table:table-cell>
              <table:table-cell office:value-type="float" office:value="176.507">
                <text:p>176.50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22651">
                <text:p>122651</text:p>
              </table:table-cell>
              <table:table-cell office:value-type="float" office:value="706.626">
                <text:p>706.626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0969">
                <text:p>60969</text:p>
              </table:table-cell>
              <table:table-cell office:value-type="float" office:value="320.782">
                <text:p>320.7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cm" svg:height="9.005cm" xlink:href=".." xlink:type="simple" chart:class="chart:bar" chart:style-name="ch1">
        <chart:legend svg:x="14.206cm" svg:y="2.356cm" style:legend-expansion="custom" chartooo:width="2.133cm" chartooo:height="1.096cm" style:legend-expansion-aspect-ratio="1.94616788321168" chart:style-name="ch2"/>
        <chart:plot-area chart:style-name="ch3" table:cell-range-address="'Odroid-XU3-A15 1D ST'.B5:'Odroid-XU3-A15 1D ST'.D8 'Odroid-XU3-A15 1D ST'.C4:'Odroid-XU3-A15 1D ST'.D4" chart:data-source-has-labels="both" svg:x="1.156cm" svg:y="0.18cm" svg:width="12.344cm" svg:height="8.642cm">
          <chartooo:coordinate-region svg:x="2.518cm" svg:y="0.379cm" svg:width="10.174cm" svg:height="7.796cm"/>
          <chart:axis chart:dimension="x" chart:name="primary-x" chart:style-name="ch4" chartooo:axis-type="auto">
            <chartooo:date-scale/>
            <chart:categories table:cell-range-address="'Odroid-XU3-A15 1D ST'.B5:'Odroid-XU3-A15 1D ST'.B8"/>
          </chart:axis>
          <chart:axis chart:dimension="y" chart:name="primary-y" chart:style-name="ch5">
            <chart:title svg:x="0.266cm" svg:y="4.902cm" chart:style-name="ch6">
              <text:p>Time</text:p>
            </chart:title>
            <chart:grid chart:style-name="ch7" chart:class="major"/>
          </chart:axis>
          <chart:axis chart:dimension="y" chart:name="secondary-y" chart:style-name="ch8">
            <chart:title svg:x="13.83cm" svg:y="5.074cm" chart:style-name="ch6">
              <text:p>Energy</text:p>
            </chart:title>
          </chart:axis>
          <chart:series chart:attached-axis="primary-y" chart:style-name="ch9" chart:values-cell-range-address="'Odroid-XU3-A15 1D ST'.C5:'Odroid-XU3-A15 1D ST'.C8" chart:label-cell-address="'Odroid-XU3-A15 1D ST'.C4:'Odroid-XU3-A15 1D ST'.C4" chart:class="chart:bar">
            <chart:data-point chart:repeated="4"/>
          </chart:series>
          <chart:series chart:attached-axis="secondary-y" chart:style-name="ch10" chart:values-cell-range-address="'Odroid-XU3-A15 1D ST'.D5:'Odroid-XU3-A15 1D ST'.D8" chart:label-cell-address="'Odroid-XU3-A15 1D ST'.D4:'Odroid-XU3-A15 1D ST'.D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'Odroid-XU3-A15 1D ST'.C4:'Odroid-XU3-A15 1D ST'.C4</svg:desc>
                </draw:g>
              </table:table-cell>
              <table:table-cell office:value-type="string">
                <text:p>Energy (J)</text:p>
                <draw:g>
                  <svg:desc>'Odroid-XU3-A15 1D ST'.D4:'Odroid-XU3-A15 1D ST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 (SP)</text:p>
                <draw:g>
                  <svg:desc>'Odroid-XU3-A15 1D ST'.B5:'Odroid-XU3-A15 1D ST'.B8</svg:desc>
                </draw:g>
              </table:table-cell>
              <table:table-cell office:value-type="float" office:value="71542">
                <text:p>71542</text:p>
                <draw:g>
                  <svg:desc>'Odroid-XU3-A15 1D ST'.C5:'Odroid-XU3-A15 1D ST'.C8</svg:desc>
                </draw:g>
              </table:table-cell>
              <table:table-cell office:value-type="float" office:value="231.422">
                <text:p>231.422</text:p>
                <draw:g>
                  <svg:desc>'Odroid-XU3-A15 1D ST'.D5:'Odroid-XU3-A15 1D ST'.D8</svg:desc>
                </draw:g>
              </table:table-cell>
            </table:table-row>
            <table:table-row>
              <table:table-cell office:value-type="string">
                <text:p>Composed (SP)</text:p>
              </table:table-cell>
              <table:table-cell office:value-type="float" office:value="57177">
                <text:p>57177</text:p>
              </table:table-cell>
              <table:table-cell office:value-type="float" office:value="173.287">
                <text:p>173.287</text:p>
              </table:table-cell>
            </table:table-row>
            <table:table-row>
              <table:table-cell office:value-type="string">
                <text:p>Original (DP)</text:p>
              </table:table-cell>
              <table:table-cell office:value-type="float" office:value="111028">
                <text:p>111028</text:p>
              </table:table-cell>
              <table:table-cell office:value-type="float" office:value="319.097">
                <text:p>319.097</text:p>
              </table:table-cell>
            </table:table-row>
            <table:table-row>
              <table:table-cell office:value-type="string">
                <text:p>Composed (DP)</text:p>
              </table:table-cell>
              <table:table-cell office:value-type="float" office:value="68092">
                <text:p>68092</text:p>
              </table:table-cell>
              <table:table-cell office:value-type="float" office:value="211.428">
                <text:p>211.4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